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9244253.33" calcext:value-type="float">
            <text:p><text:s/>29,244,253 <text:s/></text:p>
          </table:table-cell>
          <table:table-cell table:style-name="ce42" office:value-type="float" office:value="3766169.467" calcext:value-type="float">
            <text:p><text:s/>3,766,169 <text:s/></text:p>
          </table:table-cell>
          <table:table-cell table:style-name="ce42" office:value-type="float" office:value="22226261.123" calcext:value-type="float">
            <text:p><text:s/>22,226,261 <text:s/></text:p>
          </table:table-cell>
          <table:table-cell table:style-name="ce42" office:value-type="float" office:value="74513.08" calcext:value-type="float">
            <text:p><text:s/>74,513 <text:s/></text:p>
          </table:table-cell>
          <table:table-cell table:style-name="ce42" office:value-type="float" office:value="2972540.76" calcext:value-type="float">
            <text:p><text:s/>2,972,5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768.9" calcext:value-type="float">
            <text:p><text:s/>204,7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4229.4" calcext:value-type="float">
            <text:p><text:s/>4,2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29.4" calcext:value-type="float">
            <text:p><text:s/>4,2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66814.981514962" calcext:value-type="float">
            <text:p><text:s/>366,815 <text:s/></text:p>
          </table:table-cell>
          <table:table-cell table:style-name="ce42" office:value-type="float" office:value="-44287.778" calcext:value-type="float">
            <text:p><text:s/>-44,288 <text:s/></text:p>
          </table:table-cell>
          <table:table-cell table:style-name="ce42" office:value-type="float" office:value="383632.167419105" calcext:value-type="float">
            <text:p><text:s/>383,6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869.692095857" calcext:value-type="float">
            <text:p><text:s/>39,8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2399.1" calcext:value-type="float">
            <text:p><text:s/>-12,3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8873208.948485" calcext:value-type="float">
            <text:p><text:s/>28,873,209 <text:s/></text:p>
          </table:table-cell>
          <table:table-cell table:style-name="ce43" office:value-type="float" office:value="3810457.245" calcext:value-type="float">
            <text:p><text:s/>3,810,457 <text:s/></text:p>
          </table:table-cell>
          <table:table-cell table:style-name="ce43" office:value-type="float" office:value="21842628.9555809" calcext:value-type="float">
            <text:p><text:s/>21,842,629 <text:s/></text:p>
          </table:table-cell>
          <table:table-cell table:style-name="ce43" office:value-type="float" office:value="74513.08" calcext:value-type="float">
            <text:p><text:s/>74,513 <text:s/></text:p>
          </table:table-cell>
          <table:table-cell table:style-name="ce43" office:value-type="float" office:value="2932671.06790414" calcext:value-type="float">
            <text:p><text:s/>2,932,67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2938.6" calcext:value-type="float">
            <text:p><text:s/>212,93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59400.66662" calcext:value-type="float">
            <text:p><text:s/>159,401 <text:s/></text:p>
          </table:table-cell>
          <table:table-cell table:style-name="ce43" office:value-type="float" office:value="405399.516" calcext:value-type="float">
            <text:p><text:s/>405,400 <text:s/></text:p>
          </table:table-cell>
          <table:table-cell table:style-name="ce43" office:value-type="float" office:value="-178617.148" calcext:value-type="float">
            <text:p><text:s/>-178,61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67381.70138" calcext:value-type="float">
            <text:p><text:s/>-67,38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7757699.6591653" calcext:value-type="float">
            <text:p><text:s/>27,757,700 <text:s/></text:p>
          </table:table-cell>
          <table:table-cell table:style-name="ce42" office:value-type="float" office:value="3405057.729" calcext:value-type="float">
            <text:p><text:s/>3,405,058 <text:s/></text:p>
          </table:table-cell>
          <table:table-cell table:style-name="ce42" office:value-type="float" office:value="18129707.5987712" calcext:value-type="float">
            <text:p><text:s/>18,129,7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32671.06790414" calcext:value-type="float">
            <text:p><text:s/>2,932,6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9654.31849" calcext:value-type="float">
            <text:p><text:s/>2,709,6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966343.031" calcext:value-type="float">
            <text:p><text:s/>3,966,343 <text:s/></text:p>
          </table:table-cell>
          <table:table-cell table:style-name="ce42" office:value-type="float" office:value="3405057.729" calcext:value-type="float">
            <text:p><text:s/>3,405,058 <text:s/></text:p>
          </table:table-cell>
          <table:table-cell table:style-name="ce42" office:value-type="float" office:value="561285.302" calcext:value-type="float">
            <text:p><text:s/>561,2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610424.6817" calcext:value-type="float">
            <text:p><text:s/>3,610,4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0770.36321" calcext:value-type="float">
            <text:p><text:s/>900,7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09654.31849" calcext:value-type="float">
            <text:p><text:s/>2,709,6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4969456.217485" calcext:value-type="float">
            <text:p><text:s/>14,969,4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31631.5495809" calcext:value-type="float">
            <text:p><text:s/>12,231,6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7824.66790414" calcext:value-type="float">
            <text:p><text:s/>2,737,8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90020.672" calcext:value-type="float">
            <text:p><text:s/>190,0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020.672" calcext:value-type="float">
            <text:p><text:s/>190,0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021455.05698026" calcext:value-type="float">
            <text:p><text:s/>5,021,45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245999.71198026" calcext:value-type="float">
            <text:p><text:s/>4,246,00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4846.4" calcext:value-type="float">
            <text:p><text:s/>194,84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190524.9242" calcext:value-type="float">
            <text:p><text:s/>5,190,5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34454.5" calcext:value-type="float">
            <text:p><text:s/>3,034,4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190524.9242" calcext:value-type="float">
            <text:p><text:s/>5,190,5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34454.5" calcext:value-type="float">
            <text:p><text:s/>3,034,4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32389.915" calcext:value-type="float">
            <text:p><text:s/>832,39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89793.39" calcext:value-type="float">
            <text:p><text:s/>389,79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42596.525" calcext:value-type="float">
            <text:p><text:s/>442,59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472.49598" calcext:value-type="float">
            <text:p><text:s/>5,47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174.60138" calcext:value-type="float">
            <text:p><text:s/>2,17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308771.13591974" calcext:value-type="float">
            <text:p><text:s/>5,308,77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891538.50480974" calcext:value-type="float">
            <text:p><text:s/>3,891,539 <text:s/></text:p>
          </table:table-cell>
          <table:table-cell table:style-name="ce44" office:value-type="float" office:value="74513.08" calcext:value-type="float">
            <text:p><text:s/>74,51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02945.88151" calcext:value-type="float">
            <text:p><text:s/>602,94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074345.96591974" calcext:value-type="float">
            <text:p><text:s/>5,074,34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891538.50480974" calcext:value-type="float">
            <text:p><text:s/>3,891,539 <text:s/></text:p>
          </table:table-cell>
          <table:table-cell table:style-name="ce44" office:value-type="float" office:value="38873.21" calcext:value-type="float">
            <text:p><text:s/>38,87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04160.58151" calcext:value-type="float">
            <text:p><text:s/>404,16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074345.96591974" calcext:value-type="float">
            <text:p><text:s/>5,074,3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91538.50480974" calcext:value-type="float">
            <text:p><text:s/>3,891,539 <text:s/></text:p>
          </table:table-cell>
          <table:table-cell table:style-name="ce42" office:value-type="float" office:value="38873.21" calcext:value-type="float">
            <text:p><text:s/>38,8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4160.58151" calcext:value-type="float">
            <text:p><text:s/>404,1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7990.1403313344" calcext:value-type="float">
            <text:p><text:s/>57,9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990.1403313344" calcext:value-type="float">
            <text:p><text:s/>57,9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87727.542106419" calcext:value-type="float">
            <text:p><text:s/>287,7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727.542106419" calcext:value-type="float">
            <text:p><text:s/>287,7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127093.32201047" calcext:value-type="float">
            <text:p><text:s/>2,127,0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27093.32201047" calcext:value-type="float">
            <text:p><text:s/>2,127,0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56255.59971764" calcext:value-type="float">
            <text:p><text:s/>1,456,2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6255.59971764" calcext:value-type="float">
            <text:p><text:s/>1,456,2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7550.528" calcext:value-type="float">
            <text:p>( 17,55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7550.528" calcext:value-type="float">
            <text:p>( 17,55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38705.07171764" calcext:value-type="float">
            <text:p>( 1,438,70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38705.07171764" calcext:value-type="float">
            <text:p>( 1,438,70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98645.768108536" calcext:value-type="float">
            <text:p><text:s/>398,6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8645.768108536" calcext:value-type="float">
            <text:p><text:s/>398,6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72191.954184296" calcext:value-type="float">
            <text:p><text:s/>272,1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2191.954184296" calcext:value-type="float">
            <text:p><text:s/>272,1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01903.296" calcext:value-type="float">
            <text:p><text:s/>1,401,9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1903.296" calcext:value-type="float">
            <text:p><text:s/>1,401,9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01903.296" calcext:value-type="float">
            <text:p><text:s/>1,401,9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1903.296" calcext:value-type="float">
            <text:p><text:s/>1,401,9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82807.46111" calcext:value-type="float">
            <text:p><text:s/>1,182,8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873.21" calcext:value-type="float">
            <text:p><text:s/>38,8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4160.58151" calcext:value-type="float">
            <text:p><text:s/>404,1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182807.46111" calcext:value-type="float">
            <text:p><text:s/>1,182,8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873.21" calcext:value-type="float">
            <text:p><text:s/>38,8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4160.58151" calcext:value-type="float">
            <text:p><text:s/>404,1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6824.2043615139" calcext:value-type="float">
            <text:p><text:s/>16,8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24.2043615139" calcext:value-type="float">
            <text:p><text:s/>16,8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34425.17" calcext:value-type="float">
            <text:p><text:s/>234,4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639.87" calcext:value-type="float">
            <text:p><text:s/>35,6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785.3" calcext:value-type="float">
            <text:p><text:s/>198,7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34425.17" calcext:value-type="float">
            <text:p><text:s/>234,4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639.87" calcext:value-type="float">
            <text:p><text:s/>35,6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785.3" calcext:value-type="float">
            <text:p><text:s/>198,7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5118093.216214" calcext:value-type="float">
            <text:p><text:s/>95,118,0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580687.0827666" calcext:value-type="float">
            <text:p><text:s/>78,580,6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37406.1334474" calcext:value-type="float">
            <text:p><text:s/>16,537,4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1158172.273" calcext:value-type="float">
            <text:p><text:s/>71,158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127426.1395526" calcext:value-type="float">
            <text:p><text:s/>58,127,4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30746.1334474" calcext:value-type="float">
            <text:p><text:s/>13,030,7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45556.920526" calcext:value-type="float">
            <text:p><text:s/>645,5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5556.920526" calcext:value-type="float">
            <text:p><text:s/>645,5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314364.022688" calcext:value-type="float">
            <text:p><text:s/>23,314,3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07704.022688" calcext:value-type="float">
            <text:p><text:s/>19,807,7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6660" calcext:value-type="float">
            <text:p><text:s/>3,506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94207.477637" calcext:value-type="float">
            <text:p><text:s/>294,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4207.477637" calcext:value-type="float">
            <text:p><text:s/>294,2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94207.477637" calcext:value-type="float">
            <text:p><text:s/>294,20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94207.477637" calcext:value-type="float">
            <text:p><text:s/>294,20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36564.3" calcext:value-type="float">
            <text:p><text:s/>36,564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446977.6482507" calcext:value-type="float">
            <text:p><text:s/>49,446,978 <text:s/></text:p>
          </table:table-cell>
          <table:table-cell table:style-name="ce42" office:value-type="float" office:value="39877672.5" calcext:value-type="float">
            <text:p><text:s/>39,877,6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3006.201785" calcext:value-type="float">
            <text:p><text:s/>1,123,0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0886.88528428" calcext:value-type="float">
            <text:p><text:s/>4,410,8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8012.388526" calcext:value-type="float">
            <text:p><text:s/>478,0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97645.16" calcext:value-type="float">
            <text:p><text:s/>2,597,6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4297.6" calcext:value-type="float">
            <text:p><text:s/>1,664,2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172.979367" calcext:value-type="float">
            <text:p><text:s/>337,173 <text:s/></text:p>
          </table:table-cell>
          <table:table-cell table:style-name="ce42" office:value-type="float" office:value="146950.2" calcext:value-type="float">
            <text:p><text:s/>146,9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412.319367" calcext:value-type="float">
            <text:p><text:s/>29,41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0473539.3235995" calcext:value-type="float">
            <text:p><text:s/>40,473,539 <text:s/></text:p>
          </table:table-cell>
          <table:table-cell table:style-name="ce43" office:value-type="float" office:value="39767286.6" calcext:value-type="float">
            <text:p><text:s/>39,767,28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15581.493892" calcext:value-type="float">
            <text:p><text:s/>615,5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9139.29657" calcext:value-type="float">
            <text:p><text:s/>3,389,1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06.66657" calcext:value-type="float">
            <text:p><text:s/>3,60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0544" calcext:value-type="float">
            <text:p><text:s/>110,544 <text:s/></text:p>
          </table:table-cell>
          <table:table-cell table:style-name="ce42" office:value-type="float" office:value="386324.4" calcext:value-type="float">
            <text:p><text:s/>386,324 <text:s/></text:p>
          </table:table-cell>
          <table:table-cell table:style-name="ce42" office:value-type="float" office:value="83740.545" calcext:value-type="float">
            <text:p><text:s/>83,741 <text:s/></text:p>
          </table:table-cell>
          <table:table-cell table:style-name="ce42" office:value-type="float" office:value="45251813.0464998" calcext:value-type="float">
            <text:p><text:s/>45,251,813 <text:s/></text:p>
          </table:table-cell>
          <table:table-cell table:style-name="ce42" office:value-type="float" office:value="39767286.6" calcext:value-type="float">
            <text:p><text:s/>39,767,2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0.611351396" calcext:value-type="float">
            <text:p><text:s/>1,0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767286.6" calcext:value-type="float">
            <text:p><text:s/>39,767,2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7398.12" calcext:value-type="float">
            <text:p><text:s/>4,627,3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850.56" calcext:value-type="float">
            <text:p><text:s/>27,8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0544" calcext:value-type="float">
            <text:p><text:s/>110,544 <text:s/></text:p>
          </table:table-cell>
          <table:table-cell table:style-name="ce43" office:value-type="float" office:value="386324.4" calcext:value-type="float">
            <text:p><text:s/>386,324 <text:s/></text:p>
          </table:table-cell>
          <table:table-cell table:style-name="ce43" office:value-type="float" office:value="83740.545" calcext:value-type="float">
            <text:p><text:s/>83,741 <text:s/></text:p>
          </table:table-cell>
          <table:table-cell table:style-name="ce43" office:value-type="float" office:value="829277.766499837" calcext:value-type="float">
            <text:p><text:s/>829,27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90.611351396" calcext:value-type="float">
            <text:p><text:s/>1,09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55876" calcext:value-type="float">
            <text:p><text:s/>855,876 <text:s/></text:p>
          </table:table-cell>
          <table:table-cell table:style-name="ce42" office:value-type="float" office:value="1128771.987" calcext:value-type="float">
            <text:p><text:s/>1,128,772 <text:s/></text:p>
          </table:table-cell>
          <table:table-cell table:style-name="ce42" office:value-type="float" office:value="171422.4372" calcext:value-type="float">
            <text:p><text:s/>171,422 <text:s/></text:p>
          </table:table-cell>
          <table:table-cell table:style-name="ce42" office:value-type="float" office:value="43315989.213332" calcext:value-type="float">
            <text:p><text:s/>43,315,9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7939.2" calcext:value-type="float">
            <text:p><text:s/>1,327,939 <text:s/></text:p>
          </table:table-cell>
          <table:table-cell table:style-name="ce42" office:value-type="float" office:value="1346799.259332" calcext:value-type="float">
            <text:p><text:s/>1,346,7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55876" calcext:value-type="float">
            <text:p><text:s/>855,876 <text:s/></text:p>
          </table:table-cell>
          <table:table-cell table:style-name="ce42" office:value-type="float" office:value="1128771.987" calcext:value-type="float">
            <text:p><text:s/>1,128,772 <text:s/></text:p>
          </table:table-cell>
          <table:table-cell table:style-name="ce42" office:value-type="float" office:value="171422.4372" calcext:value-type="float">
            <text:p><text:s/>171,422 <text:s/></text:p>
          </table:table-cell>
          <table:table-cell table:style-name="ce42" office:value-type="float" office:value="41245530.4373048" calcext:value-type="float">
            <text:p><text:s/>41,245,5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7939.2" calcext:value-type="float">
            <text:p><text:s/>1,327,939 <text:s/></text:p>
          </table:table-cell>
          <table:table-cell table:style-name="ce42" office:value-type="float" office:value="1279533.8949048" calcext:value-type="float">
            <text:p><text:s/>1,279,5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70458.7760272" calcext:value-type="float">
            <text:p><text:s/>2,070,45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7265.3644272" calcext:value-type="float">
            <text:p><text:s/>67,2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48236.8" calcext:value-type="float">
            <text:p><text:s/>248,237 <text:s/></text:p>
          </table:table-cell>
          <table:table-cell table:style-name="ce42" office:value-type="float" office:value="539891.457" calcext:value-type="float">
            <text:p><text:s/>539,891 <text:s/></text:p>
          </table:table-cell>
          <table:table-cell table:style-name="ce42" office:value-type="float" office:value="44261.658" calcext:value-type="float">
            <text:p><text:s/>44,262 <text:s/></text:p>
          </table:table-cell>
          <table:table-cell table:style-name="ce42" office:value-type="float" office:value="2177772.85231021" calcext:value-type="float">
            <text:p><text:s/>2,177,7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6848.5886486" calcext:value-type="float">
            <text:p><text:s/>1,326,849 <text:s/></text:p>
          </table:table-cell>
          <table:table-cell table:style-name="ce42" office:value-type="float" office:value="21969.303759" calcext:value-type="float">
            <text:p><text:s/>21,9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6.56" calcext:value-type="float">
            <text:p><text:s/>6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40437.92" calcext:value-type="float">
            <text:p><text:s/>140,438 <text:s/></text:p>
          </table:table-cell>
          <table:table-cell table:style-name="ce42" office:value-type="float" office:value="205093.812" calcext:value-type="float">
            <text:p><text:s/>205,094 <text:s/></text:p>
          </table:table-cell>
          <table:table-cell table:style-name="ce42" office:value-type="float" office:value="44261.658" calcext:value-type="float">
            <text:p><text:s/>44,262 <text:s/></text:p>
          </table:table-cell>
          <table:table-cell table:style-name="ce42" office:value-type="float" office:value="9007.68" calcext:value-type="float">
            <text:p><text:s/>9,0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07798.88" calcext:value-type="float">
            <text:p><text:s/>107,799 <text:s/></text:p>
          </table:table-cell>
          <table:table-cell table:style-name="ce42" office:value-type="float" office:value="334797.645" calcext:value-type="float">
            <text:p><text:s/>334,7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2.834882" calcext:value-type="float">
            <text:p><text:s/>4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1.134882" calcext:value-type="float">
            <text:p><text:s/>4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5852.42246321" calcext:value-type="float">
            <text:p><text:s/>2,165,8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6848.5886486" calcext:value-type="float">
            <text:p><text:s/>1,326,849 <text:s/></text:p>
          </table:table-cell>
          <table:table-cell table:style-name="ce42" office:value-type="float" office:value="20004.333912" calcext:value-type="float">
            <text:p><text:s/>20,0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1.795403" calcext:value-type="float">
            <text:p><text:s/>4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5.955403" calcext:value-type="float">
            <text:p><text:s/>1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11.559562" calcext:value-type="float">
            <text:p><text:s/>1,4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67.879562" calcext:value-type="float">
            <text:p><text:s/>1,36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87.7" calcext:value-type="float">
            <text:p><text:s/>288 <text:s/></text:p>
          </table:table-cell>
          <table:table-cell table:style-name="ce44" office:value-type="float" office:value="2483.1366" calcext:value-type="float">
            <text:p><text:s/>2,483 <text:s/></text:p>
          </table:table-cell>
          <table:table-cell table:style-name="ce44" office:value-type="float" office:value="527.058" calcext:value-type="float">
            <text:p><text:s/>52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96807.5" calcext:value-type="float">
            <text:p><text:s/>496,808 <text:s/></text:p>
          </table:table-cell>
          <table:table-cell table:style-name="ce44" office:value-type="float" office:value="200072.9934" calcext:value-type="float">
            <text:p><text:s/>200,073 <text:s/></text:p>
          </table:table-cell>
          <table:table-cell table:style-name="ce44" office:value-type="float" office:value="42893.1762" calcext:value-type="float">
            <text:p><text:s/>42,893 <text:s/></text:p>
          </table:table-cell>
          <table:table-cell table:style-name="ce44" office:value-type="float" office:value="32970803.3415514" calcext:value-type="float">
            <text:p><text:s/>32,970,80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936804.782895" calcext:value-type="float">
            <text:p><text:s/>1,936,80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96807.5" calcext:value-type="float">
            <text:p><text:s/>496,808 <text:s/></text:p>
          </table:table-cell>
          <table:table-cell table:style-name="ce44" office:value-type="float" office:value="200072.9934" calcext:value-type="float">
            <text:p><text:s/>200,073 <text:s/></text:p>
          </table:table-cell>
          <table:table-cell table:style-name="ce44" office:value-type="float" office:value="42893.1762" calcext:value-type="float">
            <text:p><text:s/>42,893 <text:s/></text:p>
          </table:table-cell>
          <table:table-cell table:style-name="ce44" office:value-type="float" office:value="20448605.537671" calcext:value-type="float">
            <text:p><text:s/>20,448,60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912063.532722" calcext:value-type="float">
            <text:p><text:s/>1,912,0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96807.5" calcext:value-type="float">
            <text:p><text:s/>496,808 <text:s/></text:p>
          </table:table-cell>
          <table:table-cell table:style-name="ce42" office:value-type="float" office:value="200072.9934" calcext:value-type="float">
            <text:p><text:s/>200,073 <text:s/></text:p>
          </table:table-cell>
          <table:table-cell table:style-name="ce42" office:value-type="float" office:value="42893.1762" calcext:value-type="float">
            <text:p><text:s/>42,893 <text:s/></text:p>
          </table:table-cell>
          <table:table-cell table:style-name="ce42" office:value-type="float" office:value="6044389.61739196" calcext:value-type="float">
            <text:p><text:s/>6,044,3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0100.192443" calcext:value-type="float">
            <text:p><text:s/>390,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878.8" calcext:value-type="float">
            <text:p><text:s/>41,8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0170.251774019" calcext:value-type="float">
            <text:p><text:s/>380,1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79.651952" calcext:value-type="float">
            <text:p><text:s/>8,2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3128.76962644" calcext:value-type="float">
            <text:p><text:s/>1,173,1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92.546161" calcext:value-type="float">
            <text:p><text:s/>3,8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09.259265" calcext:value-type="float">
            <text:p><text:s/>36,7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34.459265" calcext:value-type="float">
            <text:p><text:s/>1,6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91.683404" calcext:value-type="float">
            <text:p><text:s/>6,4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5.023404" calcext:value-type="float">
            <text:p><text:s/>2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8194.72103051" calcext:value-type="float">
            <text:p><text:s/>368,1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89.094707" calcext:value-type="float">
            <text:p><text:s/>1,9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61.546317" calcext:value-type="float">
            <text:p><text:s/>5,7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27.266317" calcext:value-type="float">
            <text:p><text:s/>4,7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8730.53309593" calcext:value-type="float">
            <text:p><text:s/>1,428,7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677.469758" calcext:value-type="float">
            <text:p><text:s/>67,6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297.34491963" calcext:value-type="float">
            <text:p><text:s/>1,193,2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094.82669" calcext:value-type="float">
            <text:p><text:s/>19,0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47497.552999173" calcext:value-type="float">
            <text:p>( 947,49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9094.82669" calcext:value-type="float">
            <text:p>( 19,09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5799.791920457" calcext:value-type="float">
            <text:p>( 245,80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581.9090577888" calcext:value-type="float">
            <text:p><text:s/>51,5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253.9160505148" calcext:value-type="float">
            <text:p><text:s/>65,2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18597.363068" calcext:value-type="float">
            <text:p><text:s/>118,59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8582.643068" calcext:value-type="float">
            <text:p><text:s/>48,5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6691.319134" calcext:value-type="float">
            <text:p><text:s/>356,6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26.439134" calcext:value-type="float">
            <text:p><text:s/>4,0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384.025148" calcext:value-type="float">
            <text:p><text:s/>43,3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20.905148" calcext:value-type="float">
            <text:p><text:s/>3,42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5250.010638" calcext:value-type="float">
            <text:p><text:s/>185,25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2383.290638" calcext:value-type="float">
            <text:p><text:s/>12,3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2318.024652" calcext:value-type="float">
            <text:p><text:s/>422,3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077.644652" calcext:value-type="float">
            <text:p><text:s/>31,0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553.209131" calcext:value-type="float">
            <text:p><text:s/>93,5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6.749131" calcext:value-type="float">
            <text:p><text:s/>1,2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8764.815521" calcext:value-type="float">
            <text:p><text:s/>328,7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850.895521" calcext:value-type="float">
            <text:p><text:s/>29,8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372.409898" calcext:value-type="float">
            <text:p>( 13,37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3372.409898" calcext:value-type="float">
            <text:p>( 13,37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7110.802485" calcext:value-type="float">
            <text:p>( 7,11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7110.802485" calcext:value-type="float">
            <text:p>( 7,11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96807.5" calcext:value-type="float">
            <text:p><text:s/>496,808 <text:s/></text:p>
          </table:table-cell>
          <table:table-cell table:style-name="ce42" office:value-type="float" office:value="200072.9934" calcext:value-type="float">
            <text:p><text:s/>200,073 <text:s/></text:p>
          </table:table-cell>
          <table:table-cell table:style-name="ce42" office:value-type="float" office:value="42893.1762" calcext:value-type="float">
            <text:p><text:s/>42,893 <text:s/></text:p>
          </table:table-cell>
          <table:table-cell table:style-name="ce42" office:value-type="float" office:value="658540.662054" calcext:value-type="float">
            <text:p><text:s/>658,5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666.883654" calcext:value-type="float">
            <text:p><text:s/>56,6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96807.5" calcext:value-type="float">
            <text:p><text:s/>496,808 <text:s/></text:p>
          </table:table-cell>
          <table:table-cell table:style-name="ce42" office:value-type="float" office:value="200072.9934" calcext:value-type="float">
            <text:p><text:s/>200,073 <text:s/></text:p>
          </table:table-cell>
          <table:table-cell table:style-name="ce42" office:value-type="float" office:value="42893.1762" calcext:value-type="float">
            <text:p><text:s/>42,893 <text:s/></text:p>
          </table:table-cell>
          <table:table-cell table:style-name="ce42" office:value-type="float" office:value="551197.891727" calcext:value-type="float">
            <text:p><text:s/>551,1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998.993327" calcext:value-type="float">
            <text:p><text:s/>40,9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342.770327" calcext:value-type="float">
            <text:p><text:s/>107,3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667.890327" calcext:value-type="float">
            <text:p><text:s/>15,6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335.26379" calcext:value-type="float">
            <text:p>( 22,33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670.52379" calcext:value-type="float">
            <text:p>( 6,67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974.026292" calcext:value-type="float">
            <text:p><text:s/>100,9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62.996292" calcext:value-type="float">
            <text:p><text:s/>13,56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88796.993587" calcext:value-type="float">
            <text:p><text:s/>288,79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182.093587" calcext:value-type="float">
            <text:p><text:s/>2,1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697.467685555" calcext:value-type="float">
            <text:p><text:s/>164,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11.915112" calcext:value-type="float">
            <text:p><text:s/>6,0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791.783296" calcext:value-type="float">
            <text:p><text:s/>45,7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48.053296" calcext:value-type="float">
            <text:p><text:s/>8,0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466.036449" calcext:value-type="float">
            <text:p><text:s/>186,4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4100.916449" calcext:value-type="float">
            <text:p><text:s/>164,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6.0610264952" calcext:value-type="float">
            <text:p><text:s/>1,5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837.642917" calcext:value-type="float">
            <text:p><text:s/>148,8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3.542917" calcext:value-type="float">
            <text:p><text:s/>14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98023.830041" calcext:value-type="float">
            <text:p><text:s/>11,198,0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216.210041" calcext:value-type="float">
            <text:p><text:s/>17,2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6530.8" calcext:value-type="float">
            <text:p><text:s/>276,5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4583.350041" calcext:value-type="float">
            <text:p><text:s/>10,454,5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216.210041" calcext:value-type="float">
            <text:p><text:s/>17,2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927.68" calcext:value-type="float">
            <text:p><text:s/>37,9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8982" calcext:value-type="float">
            <text:p><text:s/>428,9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9990.813533" calcext:value-type="float">
            <text:p><text:s/>789,9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393533" calcext:value-type="float">
            <text:p><text:s/>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5.573533" calcext:value-type="float">
            <text:p><text:s/>2,6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393533" calcext:value-type="float">
            <text:p><text:s/>3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87335.24" calcext:value-type="float">
            <text:p><text:s/>787,33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3613.278623" calcext:value-type="float">
            <text:p><text:s/>1,013,6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2121.738623" calcext:value-type="float">
            <text:p><text:s/>102,1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0590.247929" calcext:value-type="float">
            <text:p><text:s/>380,5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810.527929" calcext:value-type="float">
            <text:p><text:s/>101,8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70.47" calcext:value-type="float">
            <text:p><text:s/>7,6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76.192486" calcext:value-type="float">
            <text:p><text:s/>6,5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412486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14.42" calcext:value-type="float">
            <text:p><text:s/>8,5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309.018729" calcext:value-type="float">
            <text:p><text:s/>30,3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618729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469.598393" calcext:value-type="float">
            <text:p><text:s/>408,4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.518393" calcext:value-type="float">
            <text:p><text:s/>6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1483.331086" calcext:value-type="float">
            <text:p><text:s/>171,48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43.661086" calcext:value-type="float">
            <text:p><text:s/>24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02587.998082" calcext:value-type="float">
            <text:p><text:s/>1,402,58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02587.998082" calcext:value-type="float">
            <text:p><text:s/>1,402,5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22197.8038805" calcext:value-type="float">
            <text:p><text:s/>12,522,1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741.250173" calcext:value-type="float">
            <text:p><text:s/>24,7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22197.8038805" calcext:value-type="float">
            <text:p><text:s/>12,522,1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741.250173" calcext:value-type="float">
            <text:p><text:s/>24,7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250767.450173" calcext:value-type="float">
            <text:p>( 10,250,76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4741.250173" calcext:value-type="float">
            <text:p>( 24,74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915551.896677" calcext:value-type="float">
            <text:p><text:s/>25,915,5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28.765074" calcext:value-type="float">
            <text:p><text:s/>18,3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35355.262" calcext:value-type="float">
            <text:p><text:s/>21,035,3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923.079471" calcext:value-type="float">
            <text:p><text:s/>96,9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3273.555206" calcext:value-type="float">
            <text:p><text:s/>4,783,2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28.765074" calcext:value-type="float">
            <text:p><text:s/>18,3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.522363" calcext:value-type="float">
            <text:p><text:s/>3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3.522363" calcext:value-type="float">
            <text:p><text:s/>38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45071.96" calcext:value-type="float">
            <text:p><text:s/>5,845,072 <text:s/></text:p>
          </table:table-cell>
          <table:table-cell table:number-columns-repeated="2" table:style-name="ce42" office:value-type="float" office:value="424729.5" calcext:value-type="float">
            <text:p><text:s/>424,7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861.6" calcext:value-type="float">
            <text:p><text:s/>64,8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3124.48" calcext:value-type="float">
            <text:p><text:s/>203,124 <text:s/></text:p>
          </table:table-cell>
          <table:table-cell table:style-name="ce42" office:value-type="float" office:value="2.25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9332" calcext:value-type="float">
            <text:p><text:s/>469,332 <text:s/></text:p>
          </table:table-cell>
          <table:table-cell table:style-name="ce42" office:value-type="float" office:value="127367.4" calcext:value-type="float">
            <text:p><text:s/>127,3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664297.6" calcext:value-type="float">
            <text:p><text:s/>1,664,2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146.88" calcext:value-type="float">
            <text:p><text:s/>111,147 <text:s/></text:p>
          </table:table-cell>
          <table:table-cell table:number-columns-repeated="2" table:style-name="ce42" office:value-type="float" office:value="-465758.28" calcext:value-type="float">
            <text:p><text:s/>-465,758 <text:s/></text:p>
          </table:table-cell>
          <table:table-cell table:style-name="ce42" office:value-type="float" office:value="-93.75" calcext:value-type="float">
            <text:p><text:s/>-94 <text:s/></text:p>
          </table:table-cell>
          <table:table-cell table:style-name="ce42" office:value-type="float" office:value="-8920.63029168564" calcext:value-type="float">
            <text:p><text:s/>-8,921 <text:s/></text:p>
          </table:table-cell>
          <table:table-cell table:style-name="ce42" office:value-type="float" office:value="-153268.969708314" calcext:value-type="float">
            <text:p><text:s/>-153,269 <text:s/></text:p>
          </table:table-cell>
          <table:table-cell table:style-name="ce42" office:value-type="float" office:value="-21318.85" calcext:value-type="float">
            <text:p><text:s/>-21,31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733925.08" calcext:value-type="float">
            <text:p><text:s/>5,733,925 <text:s/></text:p>
          </table:table-cell>
          <table:table-cell table:number-columns-repeated="2" table:style-name="ce43" office:value-type="float" office:value="687363.3" calcext:value-type="float">
            <text:p><text:s/>687,363 <text:s/></text:p>
          </table:table-cell>
          <table:table-cell table:style-name="ce43" office:value-type="float" office:value="91.5" calcext:value-type="float">
            <text:p><text:s/>92 <text:s/></text:p>
          </table:table-cell>
          <table:table-cell table:style-name="ce43" office:value-type="float" office:value="8920.63029168564" calcext:value-type="float">
            <text:p><text:s/>8,921 <text:s/></text:p>
          </table:table-cell>
          <table:table-cell table:style-name="ce43" office:value-type="float" office:value="-1915499.03029169" calcext:value-type="float">
            <text:p><text:s/>-1,915,499 <text:s/></text:p>
          </table:table-cell>
          <table:table-cell table:style-name="ce43" office:value-type="float" office:value="-106048.55" calcext:value-type="float">
            <text:p><text:s/>-106,0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7703.5" calcext:value-type="float">
            <text:p><text:s/>1,737,70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.5" calcext:value-type="float">
            <text:p><text:s/>284 <text:s/></text:p>
          </table:table-cell>
          <table:table-cell table:style-name="ce42" office:value-type="float" office:value="854.469830826199" calcext:value-type="float">
            <text:p><text:s/>854 <text:s/></text:p>
          </table:table-cell>
          <table:table-cell table:style-name="ce42" office:value-type="float" office:value="24308.7301691738" calcext:value-type="float">
            <text:p><text:s/>24,3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49091.68" calcext:value-type="float">
            <text:p><text:s/>6,249,092 <text:s/></text:p>
          </table:table-cell>
          <table:table-cell table:number-columns-repeated="2" table:style-name="ce42" office:value-type="float" office:value="6749585.7" calcext:value-type="float">
            <text:p><text:s/>6,749,586 <text:s/></text:p>
          </table:table-cell>
          <table:table-cell table:style-name="ce42" office:value-type="float" office:value="246" calcext:value-type="float">
            <text:p><text:s/>246 <text:s/></text:p>
          </table:table-cell>
          <table:table-cell table:style-name="ce42" office:value-type="float" office:value="89523.4395391406" calcext:value-type="float">
            <text:p><text:s/>89,523 <text:s/></text:p>
          </table:table-cell>
          <table:table-cell table:style-name="ce42" office:value-type="float" office:value="2265884.56046086" calcext:value-type="float">
            <text:p><text:s/>2,265,885 <text:s/></text:p>
          </table:table-cell>
          <table:table-cell table:style-name="ce42" office:value-type="float" office:value="131888.55" calcext:value-type="float">
            <text:p><text:s/>131,8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49091.68" calcext:value-type="float">
            <text:p><text:s/>6,249,092 <text:s/></text:p>
          </table:table-cell>
          <table:table-cell table:number-columns-repeated="2" table:style-name="ce42" office:value-type="float" office:value="4838881.5492" calcext:value-type="float">
            <text:p><text:s/>4,838,882 <text:s/></text:p>
          </table:table-cell>
          <table:table-cell table:style-name="ce42" office:value-type="float" office:value="246" calcext:value-type="float">
            <text:p><text:s/>246 <text:s/></text:p>
          </table:table-cell>
          <table:table-cell table:style-name="ce42" office:value-type="float" office:value="89523.4395391406" calcext:value-type="float">
            <text:p><text:s/>89,523 <text:s/></text:p>
          </table:table-cell>
          <table:table-cell table:style-name="ce42" office:value-type="float" office:value="2265884.56046086" calcext:value-type="float">
            <text:p><text:s/>2,265,885 <text:s/></text:p>
          </table:table-cell>
          <table:table-cell table:style-name="ce42" office:value-type="float" office:value="131888.55" calcext:value-type="float">
            <text:p><text:s/>131,88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910704.1508" calcext:value-type="float">
            <text:p><text:s/>1,910,70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58.26" calcext:value-type="float">
            <text:p><text:s/>2,1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.6" calcext:value-type="float">
            <text:p><text:s/>10 <text:s/></text:p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02.42" calcext:value-type="float">
            <text:p><text:s/>1,90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.6" calcext:value-type="float">
            <text:p><text:s/>10 <text:s/></text:p>
          </table:table-cell>
          <table:table-cell table:style-name="ce42" office:value-type="float" office:value="5.1" calcext:value-type="float">
            <text:p><text:s/>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5.84" calcext:value-type="float">
            <text:p><text:s/>2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0245313.26" calcext:value-type="float">
            <text:p><text:s/>10,245,313 <text:s/></text:p>
          </table:table-cell>
          <table:table-cell table:number-columns-repeated="2" table:style-name="ce44" office:value-type="float" office:value="7434790.74" calcext:value-type="float">
            <text:p><text:s/>7,434,791 <text:s/></text:p>
          </table:table-cell>
          <table:table-cell table:style-name="ce44" office:value-type="float" office:value="54" calcext:value-type="float">
            <text:p><text:s/>54 <text:s/></text:p>
          </table:table-cell>
          <table:table-cell table:style-name="ce44" office:value-type="float" office:value="97589.6" calcext:value-type="float">
            <text:p><text:s/>97,590 <text:s/></text:p>
          </table:table-cell>
          <table:table-cell table:style-name="ce44" office:value-type="float" office:value="326067.2" calcext:value-type="float">
            <text:p><text:s/>326,067 <text:s/></text:p>
          </table:table-cell>
          <table:table-cell table:style-name="ce44" office:value-type="float" office:value="25833.2" calcext:value-type="float">
            <text:p><text:s/>25,83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287.06" calcext:value-type="float">
            <text:p><text:s/>19,287 <text:s/></text:p>
          </table:table-cell>
          <table:table-cell table:number-columns-repeated="2" table:style-name="ce44" office:value-type="float" office:value="7434790.74" calcext:value-type="float">
            <text:p><text:s/>7,434,791 <text:s/></text:p>
          </table:table-cell>
          <table:table-cell table:style-name="ce44" office:value-type="float" office:value="54" calcext:value-type="float">
            <text:p><text:s/>54 <text:s/></text:p>
          </table:table-cell>
          <table:table-cell table:style-name="ce44" office:value-type="float" office:value="97589.6" calcext:value-type="float">
            <text:p><text:s/>97,590 <text:s/></text:p>
          </table:table-cell>
          <table:table-cell table:style-name="ce44" office:value-type="float" office:value="326067.2" calcext:value-type="float">
            <text:p><text:s/>326,067 <text:s/></text:p>
          </table:table-cell>
          <table:table-cell table:style-name="ce44" office:value-type="float" office:value="25833.2" calcext:value-type="float">
            <text:p><text:s/>25,8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87.06" calcext:value-type="float">
            <text:p><text:s/>19,287 <text:s/></text:p>
          </table:table-cell>
          <table:table-cell table:number-columns-repeated="2" table:style-name="ce42" office:value-type="float" office:value="3222.96" calcext:value-type="float">
            <text:p><text:s/>3,2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.4" calcext:value-type="float">
            <text:p><text:s/>134 <text:s/></text:p>
          </table:table-cell>
          <table:table-cell table:style-name="ce42" office:value-type="float" office:value="7952.6" calcext:value-type="float">
            <text:p><text:s/>7,9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1.4" calcext:value-type="float">
            <text:p><text:s/>1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.55" calcext:value-type="float">
            <text:p><text:s/>1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3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0.48" calcext:value-type="float">
            <text:p><text:s/>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9" calcext:value-type="float">
            <text:p><text:s/>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22.32" calcext:value-type="float">
            <text:p><text:s/>3,622 <text:s/></text:p>
          </table:table-cell>
          <table:table-cell table:number-columns-repeated="2" table:style-name="ce42" office:value-type="float" office:value="10.14" calcext:value-type="float">
            <text:p><text:s/>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22.32" calcext:value-type="float">
            <text:p><text:s/>3,622 <text:s/></text:p>
          </table:table-cell>
          <table:table-cell table:number-columns-repeated="2" table:style-name="ce42" office:value-type="float" office:value="10.14" calcext:value-type="float">
            <text:p><text:s/>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10.14" calcext:value-type="float">
            <text:p>( 10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.55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622.32" calcext:value-type="float">
            <text:p>( 3,62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34.4" calcext:value-type="float">
            <text:p><text:s/>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0.78" calcext:value-type="float">
            <text:p><text:s/>1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8.5" calcext:value-type="float">
            <text:p><text:s/>1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56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56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64.74" calcext:value-type="float">
            <text:p><text:s/>15,665 <text:s/></text:p>
          </table:table-cell>
          <table:table-cell table:number-columns-repeated="2" table:style-name="ce42" office:value-type="float" office:value="105.3" calcext:value-type="float">
            <text:p><text:s/>1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85" calcext:value-type="float">
            <text:p><text:s/>6,8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5.3" calcext:value-type="float">
            <text:p><text:s/>1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01.7" calcext:value-type="float">
            <text:p><text:s/>5,1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64.74" calcext:value-type="float">
            <text:p><text:s/>15,6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3.3" calcext:value-type="float">
            <text:p><text:s/>1,7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664.74" calcext:value-type="float">
            <text:p>( 15,66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2.75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47.58" calcext:value-type="float">
            <text:p><text:s/>4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.8" calcext:value-type="float">
            <text:p><text:s/>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.4" calcext:value-type="float">
            <text:p><text:s/>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58.4" calcext:value-type="float">
            <text:p><text:s/>2,5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3.05" calcext:value-type="float">
            <text:p><text:s/>6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.44" calcext:value-type="float">
            <text:p><text:s/>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2.38" calcext:value-type="float">
            <text:p><text:s/>1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88908.02" calcext:value-type="float">
            <text:p><text:s/>7,388,908 <text:s/></text:p>
          </table:table-cell>
          <table:table-cell table:style-name="ce42" office:value-type="float" office:value="54" calcext:value-type="float">
            <text:p><text:s/>54 <text:s/></text:p>
          </table:table-cell>
          <table:table-cell table:style-name="ce42" office:value-type="float" office:value="4837.6" calcext:value-type="float">
            <text:p><text:s/>4,838 <text:s/></text:p>
          </table:table-cell>
          <table:table-cell table:style-name="ce42" office:value-type="float" office:value="271639.2" calcext:value-type="float">
            <text:p><text:s/>271,6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" calcext:value-type="float">
            <text:p><text:s/>54 <text:s/></text:p>
          </table:table-cell>
          <table:table-cell table:style-name="ce42" office:value-type="float" office:value="4837.6" calcext:value-type="float">
            <text:p><text:s/>4,838 <text:s/></text:p>
          </table:table-cell>
          <table:table-cell table:style-name="ce42" office:value-type="float" office:value="271639.2" calcext:value-type="float">
            <text:p><text:s/>271,6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88908.02" calcext:value-type="float">
            <text:p><text:s/>7,388,9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0.84" calcext:value-type="float">
            <text:p><text:s/>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0.84" calcext:value-type="float">
            <text:p><text:s/>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598.92" calcext:value-type="float">
            <text:p><text:s/>42,5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752" calcext:value-type="float">
            <text:p><text:s/>92,752 <text:s/></text:p>
          </table:table-cell>
          <table:table-cell table:style-name="ce42" office:value-type="float" office:value="54293.6" calcext:value-type="float">
            <text:p><text:s/>54,294 <text:s/></text:p>
          </table:table-cell>
          <table:table-cell table:style-name="ce42" office:value-type="float" office:value="17878.9" calcext:value-type="float">
            <text:p><text:s/>17,8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369.4" calcext:value-type="float">
            <text:p><text:s/>3,3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67.15" calcext:value-type="float">
            <text:p><text:s/>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905.38" calcext:value-type="float">
            <text:p><text:s/>5,9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3.56" calcext:value-type="float">
            <text:p><text:s/>7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199.06" calcext:value-type="float">
            <text:p><text:s/>35,1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752" calcext:value-type="float">
            <text:p><text:s/>92,752 <text:s/></text:p>
          </table:table-cell>
          <table:table-cell table:style-name="ce42" office:value-type="float" office:value="54293.6" calcext:value-type="float">
            <text:p><text:s/>54,294 <text:s/></text:p>
          </table:table-cell>
          <table:table-cell table:style-name="ce42" office:value-type="float" office:value="12925.1" calcext:value-type="float">
            <text:p><text:s/>12,92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785.46" calcext:value-type="float">
            <text:p><text:s/>78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17.25" calcext:value-type="float">
            <text:p><text:s/>1,51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26026.2" calcext:value-type="float">
            <text:p><text:s/>10,226,0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26026.2" calcext:value-type="float">
            <text:p><text:s/>10,226,0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226026.2" calcext:value-type="float">
            <text:p>( 10,226,02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1543.36" calcext:value-type="float">
            <text:p><text:s/>1,281,5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5747.2" calcext:value-type="float">
            <text:p><text:s/>205,747 <text:s/></text:p>
          </table:table-cell>
          <table:table-cell table:style-name="ce42" office:value-type="float" office:value="59159" calcext:value-type="float">
            <text:p><text:s/>59,159 <text:s/></text:p>
          </table:table-cell>
          <table:table-cell table:style-name="ce42" office:value-type="float" office:value="437262.586465736" calcext:value-type="float">
            <text:p><text:s/>437,2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89.04" calcext:value-type="float">
            <text:p><text:s/>17,689 <text:s/></text:p>
          </table:table-cell>
          <table:table-cell table:style-name="ce42" office:value-type="float" office:value="110234.7" calcext:value-type="float">
            <text:p><text:s/>110,2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099812.68" calcext:value-type="float">
            <text:p><text:s/>2,099,813 <text:s/></text:p>
          </table:table-cell>
          <table:table-cell table:style-name="ce42" office:value-type="float" office:value="302037.12" calcext:value-type="float">
            <text:p><text:s/>302,0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485.44" calcext:value-type="float">
            <text:p><text:s/>194,485 <text:s/></text:p>
          </table:table-cell>
          <table:table-cell table:style-name="ce42" office:value-type="float" office:value="190555" calcext:value-type="float">
            <text:p><text:s/>190,555 <text:s/></text:p>
          </table:table-cell>
          <table:table-cell table:style-name="ce42" office:value-type="float" office:value="12578.1667582799" calcext:value-type="float">
            <text:p><text:s/>12,5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824.96" calcext:value-type="float">
            <text:p><text:s/>160,825 <text:s/></text:p>
          </table:table-cell>
          <table:table-cell table:style-name="ce42" office:value-type="float" office:value="172755" calcext:value-type="float">
            <text:p><text:s/>172,7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334512.36" calcext:value-type="float">
            <text:p><text:s/>334,512 <text:s/></text:p>
          </table:table-cell>
          <table:table-cell table:style-name="ce42" office:value-type="float" office:value="2262319.68" calcext:value-type="float">
            <text:p><text:s/>2,262,3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3.12" calcext:value-type="float">
            <text:p><text:s/>8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12105.56" calcext:value-type="float">
            <text:p><text:s/>112,106 <text:s/></text:p>
          </table:table-cell>
          <table:table-cell table:style-name="ce42" office:value-type="float" office:value="178218.24" calcext:value-type="float">
            <text:p><text:s/>178,2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309.44" calcext:value-type="float">
            <text:p><text:s/>46,309 <text:s/></text:p>
          </table:table-cell>
          <table:table-cell table:style-name="ce42" office:value-type="float" office:value="23232" calcext:value-type="float">
            <text:p><text:s/>23,232 <text:s/></text:p>
          </table:table-cell>
          <table:table-cell table:style-name="ce42" office:value-type="float" office:value="10034.7" calcext:value-type="float">
            <text:p><text:s/>10,0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9994.88" calcext:value-type="float">
            <text:p><text:s/>-19,995 <text:s/></text:p>
          </table:table-cell>
          <table:table-cell table:style-name="ce42" office:value-type="float" office:value="349119" calcext:value-type="float">
            <text:p><text:s/>349,11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2546430.6" calcext:value-type="float">
            <text:p><text:s/>-2,546,431 <text:s/></text:p>
          </table:table-cell>
          <table:table-cell table:style-name="ce43" office:value-type="float" office:value="-1461031.68" calcext:value-type="float">
            <text:p><text:s/>-1,461,03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35860.8" calcext:value-type="float">
            <text:p><text:s/>-35,861 <text:s/></text:p>
          </table:table-cell>
          <table:table-cell table:style-name="ce43" office:value-type="float" office:value="-154628" calcext:value-type="float">
            <text:p><text:s/>-154,628 <text:s/></text:p>
          </table:table-cell>
          <table:table-cell table:style-name="ce43" office:value-type="float" office:value="414649.719707456" calcext:value-type="float">
            <text:p><text:s/>414,65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23141.04" calcext:value-type="float">
            <text:p><text:s/>-123,141 <text:s/></text:p>
          </table:table-cell>
          <table:table-cell table:style-name="ce43" office:value-type="float" office:value="-411639.3" calcext:value-type="float">
            <text:p><text:s/>-411,6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5397.4" calcext:value-type="float">
            <text:p><text:s/>25,397 <text:s/></text:p>
          </table:table-cell>
          <table:table-cell table:style-name="ce42" office:value-type="float" office:value="1311139.2" calcext:value-type="float">
            <text:p><text:s/>1,311,1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90.24" calcext:value-type="float">
            <text:p><text:s/>12,6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4.89" calcext:value-type="float">
            <text:p><text:s/>1,0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2090.7" calcext:value-type="float">
            <text:p><text:s/>272,09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4785.317231911" calcext:value-type="float">
            <text:p><text:s/>134,785 <text:s/></text:p>
          </table:table-cell>
          <table:table-cell table:style-name="ce42" office:value-type="float" office:value="5348650.51791653" calcext:value-type="float">
            <text:p><text:s/>5,348,6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1225.64" calcext:value-type="float">
            <text:p><text:s/>131,226 <text:s/></text:p>
          </table:table-cell>
          <table:table-cell table:style-name="ce42" office:value-type="float" office:value="4496172.48" calcext:value-type="float">
            <text:p><text:s/>4,496,1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50.56" calcext:value-type="float">
            <text:p><text:s/>27,8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559.6772319108" calcext:value-type="float">
            <text:p><text:s/>3,560 <text:s/></text:p>
          </table:table-cell>
          <table:table-cell table:style-name="ce43" office:value-type="float" office:value="824627.47791653" calcext:value-type="float">
            <text:p><text:s/>824,62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492824.36" calcext:value-type="float">
            <text:p><text:s/>7,492,824 <text:s/></text:p>
          </table:table-cell>
          <table:table-cell table:style-name="ce42" office:value-type="float" office:value="14671755.84" calcext:value-type="float">
            <text:p><text:s/>14,671,7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578.24" calcext:value-type="float">
            <text:p><text:s/>286,578 <text:s/></text:p>
          </table:table-cell>
          <table:table-cell table:style-name="ce42" office:value-type="float" office:value="858867" calcext:value-type="float">
            <text:p><text:s/>858,867 <text:s/></text:p>
          </table:table-cell>
          <table:table-cell table:style-name="ce42" office:value-type="float" office:value="138588.42" calcext:value-type="float">
            <text:p><text:s/>138,5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772.36" calcext:value-type="float">
            <text:p><text:s/>172,772 <text:s/></text:p>
          </table:table-cell>
          <table:table-cell table:style-name="ce42" office:value-type="float" office:value="1533644.604" calcext:value-type="float">
            <text:p><text:s/>1,533,6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451090.4384" calcext:value-type="float">
            <text:p><text:s/>7,451,090 <text:s/></text:p>
          </table:table-cell>
          <table:table-cell table:style-name="ce42" office:value-type="float" office:value="14671755.84" calcext:value-type="float">
            <text:p><text:s/>14,671,7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578.24" calcext:value-type="float">
            <text:p><text:s/>286,578 <text:s/></text:p>
          </table:table-cell>
          <table:table-cell table:style-name="ce42" office:value-type="float" office:value="858867" calcext:value-type="float">
            <text:p><text:s/>858,867 <text:s/></text:p>
          </table:table-cell>
          <table:table-cell table:style-name="ce42" office:value-type="float" office:value="138588.42" calcext:value-type="float">
            <text:p><text:s/>138,5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772.36" calcext:value-type="float">
            <text:p><text:s/>172,772 <text:s/></text:p>
          </table:table-cell>
          <table:table-cell table:style-name="ce42" office:value-type="float" office:value="1482889.2648" calcext:value-type="float">
            <text:p><text:s/>1,482,88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1733.9216" calcext:value-type="float">
            <text:p><text:s/>41,73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50755.3392" calcext:value-type="float">
            <text:p><text:s/>50,7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3093.24" calcext:value-type="float">
            <text:p><text:s/>63,093 <text:s/></text:p>
          </table:table-cell>
          <table:table-cell table:style-name="ce42" office:value-type="float" office:value="763687.059902602" calcext:value-type="float">
            <text:p><text:s/>763,6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0.08" calcext:value-type="float">
            <text:p><text:s/>10 <text:s/></text:p>
          </table:table-cell>
          <table:table-cell table:style-name="ce42" office:value-type="float" office:value="636.48" calcext:value-type="float">
            <text:p><text:s/>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87.36" calcext:value-type="float">
            <text:p><text:s/>87 <text:s/></text:p>
          </table:table-cell>
          <table:table-cell table:style-name="ce42" office:value-type="float" office:value="8920.32" calcext:value-type="float">
            <text:p><text:s/>8,9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2952.12" calcext:value-type="float">
            <text:p><text:s/>62,952 <text:s/></text:p>
          </table:table-cell>
          <table:table-cell table:style-name="ce42" office:value-type="float" office:value="754130.259902602" calcext:value-type="float">
            <text:p><text:s/>754,1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43.68" calcext:value-type="float">
            <text:p><text:s/>44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723117.80276809" calcext:value-type="float">
            <text:p><text:s/>4,723,118 <text:s/></text:p>
          </table:table-cell>
          <table:table-cell table:style-name="ce44" office:value-type="float" office:value="5787247.38218087" calcext:value-type="float">
            <text:p><text:s/>5,787,24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8027.2" calcext:value-type="float">
            <text:p><text:s/>238,027 <text:s/></text:p>
          </table:table-cell>
          <table:table-cell table:style-name="ce44" office:value-type="float" office:value="704239" calcext:value-type="float">
            <text:p><text:s/>704,239 <text:s/></text:p>
          </table:table-cell>
          <table:table-cell table:style-name="ce44" office:value-type="float" office:value="552173.249707456" calcext:value-type="float">
            <text:p><text:s/>552,17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9631.32" calcext:value-type="float">
            <text:p><text:s/>49,631 <text:s/></text:p>
          </table:table-cell>
          <table:table-cell table:style-name="ce44" office:value-type="float" office:value="849914.604" calcext:value-type="float">
            <text:p><text:s/>849,91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723117.80276809" calcext:value-type="float">
            <text:p><text:s/>4,723,118 <text:s/></text:p>
          </table:table-cell>
          <table:table-cell table:style-name="ce44" office:value-type="float" office:value="5787247.38218087" calcext:value-type="float">
            <text:p><text:s/>5,787,24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715.32" calcext:value-type="float">
            <text:p><text:s/>13,715 <text:s/></text:p>
          </table:table-cell>
          <table:table-cell table:style-name="ce44" office:value-type="float" office:value="108839.7" calcext:value-type="float">
            <text:p><text:s/>108,8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9337.042768089" calcext:value-type="float">
            <text:p><text:s/>229,337 <text:s/></text:p>
          </table:table-cell>
          <table:table-cell table:style-name="ce42" office:value-type="float" office:value="5271800.34218087" calcext:value-type="float">
            <text:p><text:s/>5,271,8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15.32" calcext:value-type="float">
            <text:p><text:s/>13,715 <text:s/></text:p>
          </table:table-cell>
          <table:table-cell table:style-name="ce42" office:value-type="float" office:value="108839.7" calcext:value-type="float">
            <text:p><text:s/>108,8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4799.12" calcext:value-type="float">
            <text:p><text:s/>14,799 <text:s/></text:p>
          </table:table-cell>
          <table:table-cell table:style-name="ce42" office:value-type="float" office:value="27079.68" calcext:value-type="float">
            <text:p><text:s/>27,0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890.92" calcext:value-type="float">
            <text:p><text:s/>5,891 <text:s/></text:p>
          </table:table-cell>
          <table:table-cell table:style-name="ce42" office:value-type="float" office:value="365793.729822019" calcext:value-type="float">
            <text:p><text:s/>365,7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115.5117661836" calcext:value-type="float">
            <text:p><text:s/>3,116 <text:s/></text:p>
          </table:table-cell>
          <table:table-cell table:style-name="ce42" office:value-type="float" office:value="1166120.71169926" calcext:value-type="float">
            <text:p><text:s/>1,166,1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5.2" calcext:value-type="float">
            <text:p><text:s/>25 <text:s/></text:p>
          </table:table-cell>
          <table:table-cell table:style-name="ce42" office:value-type="float" office:value="35049.6" calcext:value-type="float">
            <text:p><text:s/>35,0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85.68" calcext:value-type="float">
            <text:p><text:s/>86 <text:s/></text:p>
          </table:table-cell>
          <table:table-cell table:style-name="ce42" office:value-type="float" office:value="6128.64" calcext:value-type="float">
            <text:p><text:s/>6,1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46.3192543308" calcext:value-type="float">
            <text:p><text:s/>946 <text:s/></text:p>
          </table:table-cell>
          <table:table-cell table:style-name="ce42" office:value-type="float" office:value="365122.927069179" calcext:value-type="float">
            <text:p><text:s/>365,1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05" calcext:value-type="float">
            <text:p><text:s/>105 <text:s/></text:p>
          </table:table-cell>
          <table:table-cell table:style-name="ce42" office:value-type="float" office:value="929.28" calcext:value-type="float">
            <text:p><text:s/>9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9595.4067210796" calcext:value-type="float">
            <text:p><text:s/>59,595 <text:s/></text:p>
          </table:table-cell>
          <table:table-cell table:style-name="ce42" office:value-type="float" office:value="1200934.04661685" calcext:value-type="float">
            <text:p><text:s/>1,200,9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6888.6" calcext:value-type="float">
            <text:p><text:s/>96,88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9478.406788696" calcext:value-type="float">
            <text:p><text:s/>59,478 <text:s/></text:p>
          </table:table-cell>
          <table:table-cell table:style-name="ce42" office:value-type="float" office:value="1014200.50144093" calcext:value-type="float">
            <text:p><text:s/>1,014,2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6888.6" calcext:value-type="float">
            <text:p><text:s/>96,88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424.0963564344" calcext:value-type="float">
            <text:p>( 6,424 <text:s/>)</text:p>
          </table:table-cell>
          <table:table-cell table:style-name="ce45" office:value-type="float" office:value="825077.339952739" calcext:value-type="float">
            <text:p>( 825,07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96888.6" calcext:value-type="float">
            <text:p>( 96,889 <text:s/>)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3054.3104322616" calcext:value-type="float">
            <text:p>( 53,054 <text:s/>)</text:p>
          </table:table-cell>
          <table:table-cell table:style-name="ce45" office:value-type="float" office:value="189123.161488195" calcext:value-type="float">
            <text:p>( 189,12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8.1288281216" calcext:value-type="float">
            <text:p><text:s/>18 <text:s/></text:p>
          </table:table-cell>
          <table:table-cell table:style-name="ce42" office:value-type="float" office:value="51563.7802296672" calcext:value-type="float">
            <text:p><text:s/>51,5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98.871104262" calcext:value-type="float">
            <text:p><text:s/>99 <text:s/></text:p>
          </table:table-cell>
          <table:table-cell table:style-name="ce42" office:value-type="float" office:value="65155.0449462528" calcext:value-type="float">
            <text:p><text:s/>65,1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70014.72" calcext:value-type="float">
            <text:p><text:s/>70,01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982" calcext:value-type="float">
            <text:p><text:s/>2,982 <text:s/></text:p>
          </table:table-cell>
          <table:table-cell table:style-name="ce42" office:value-type="float" office:value="349548.48" calcext:value-type="float">
            <text:p><text:s/>349,5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66.24" calcext:value-type="float">
            <text:p><text:s/>366 <text:s/></text:p>
          </table:table-cell>
          <table:table-cell table:style-name="ce42" office:value-type="float" office:value="39587.52" calcext:value-type="float">
            <text:p><text:s/>39,5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43.6" calcext:value-type="float">
            <text:p><text:s/>244 <text:s/></text:p>
          </table:table-cell>
          <table:table-cell table:style-name="ce46" office:value-type="float" office:value="172443.84" calcext:value-type="float">
            <text:p><text:s/>172,44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811.76" calcext:value-type="float">
            <text:p><text:s/>16,812 <text:s/></text:p>
          </table:table-cell>
          <table:table-cell table:style-name="ce42" office:value-type="float" office:value="360699.84" calcext:value-type="float">
            <text:p><text:s/>360,7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15.32" calcext:value-type="float">
            <text:p><text:s/>13,7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534.92" calcext:value-type="float">
            <text:p><text:s/>13,535 <text:s/></text:p>
          </table:table-cell>
          <table:table-cell table:style-name="ce42" office:value-type="float" office:value="65336.64" calcext:value-type="float">
            <text:p><text:s/>65,3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41.44" calcext:value-type="float">
            <text:p><text:s/>13,4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276.84" calcext:value-type="float">
            <text:p><text:s/>3,277 <text:s/></text:p>
          </table:table-cell>
          <table:table-cell table:style-name="ce42" office:value-type="float" office:value="295363.2" calcext:value-type="float">
            <text:p><text:s/>295,3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.88" calcext:value-type="float">
            <text:p><text:s/>2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023.76" calcext:value-type="float">
            <text:p><text:s/>12,024 <text:s/></text:p>
          </table:table-cell>
          <table:table-cell table:style-name="ce42" office:value-type="float" office:value="555243.8784" calcext:value-type="float">
            <text:p><text:s/>555,2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951.1" calcext:value-type="float">
            <text:p><text:s/>11,95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0112.76" calcext:value-type="float">
            <text:p><text:s/>10,113 <text:s/></text:p>
          </table:table-cell>
          <table:table-cell table:style-name="ce42" office:value-type="float" office:value="482928.0384" calcext:value-type="float">
            <text:p><text:s/>482,9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951.1" calcext:value-type="float">
            <text:p><text:s/>11,95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911" calcext:value-type="float">
            <text:p><text:s/>1,911 <text:s/></text:p>
          </table:table-cell>
          <table:table-cell table:style-name="ce42" office:value-type="float" office:value="72315.84" calcext:value-type="float">
            <text:p><text:s/>72,3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574.6" calcext:value-type="float">
            <text:p><text:s/>2,575 <text:s/></text:p>
          </table:table-cell>
          <table:table-cell table:style-name="ce42" office:value-type="float" office:value="84823.68" calcext:value-type="float">
            <text:p><text:s/>84,8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701.4" calcext:value-type="float">
            <text:p><text:s/>701 <text:s/></text:p>
          </table:table-cell>
          <table:table-cell table:style-name="ce46" office:value-type="float" office:value="285865.92" calcext:value-type="float">
            <text:p><text:s/>285,86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2781.6" calcext:value-type="float">
            <text:p><text:s/>62,782 <text:s/></text:p>
          </table:table-cell>
          <table:table-cell table:style-name="ce42" office:value-type="float" office:value="95729.7525735552" calcext:value-type="float">
            <text:p><text:s/>95,7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6798.12" calcext:value-type="float">
            <text:p><text:s/>6,798 <text:s/></text:p>
          </table:table-cell>
          <table:table-cell table:style-name="ce42" office:value-type="float" office:value="27764.16" calcext:value-type="float">
            <text:p><text:s/>27,7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947.52" calcext:value-type="float">
            <text:p><text:s/>948 <text:s/></text:p>
          </table:table-cell>
          <table:table-cell table:style-name="ce42" office:value-type="float" office:value="21417.6" calcext:value-type="float">
            <text:p><text:s/>21,4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50.0450264952" calcext:value-type="float">
            <text:p><text:s/>650 <text:s/></text:p>
          </table:table-cell>
          <table:table-cell table:style-name="ce42" office:value-type="float" office:value="888.576" calcext:value-type="float">
            <text:p><text:s/>8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37893.24" calcext:value-type="float">
            <text:p><text:s/>37,893 <text:s/></text:p>
          </table:table-cell>
          <table:table-cell table:style-name="ce42" office:value-type="float" office:value="110628.48" calcext:value-type="float">
            <text:p><text:s/>110,6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307063.2" calcext:value-type="float">
            <text:p><text:s/>3,307,063 <text:s/></text:p>
          </table:table-cell>
          <table:table-cell table:style-name="ce42" office:value-type="float" office:value="208305.6" calcext:value-type="float">
            <text:p><text:s/>208,3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048459.12" calcext:value-type="float">
            <text:p><text:s/>3,048,45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7927.68" calcext:value-type="float">
            <text:p><text:s/>37,92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220676.4" calcext:value-type="float">
            <text:p><text:s/>220,676 <text:s/></text:p>
          </table:table-cell>
          <table:table-cell table:style-name="ce42" office:value-type="float" office:value="208305.6" calcext:value-type="float">
            <text:p><text:s/>208,3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59796.8" calcext:value-type="float">
            <text:p><text:s/>759,797 <text:s/></text:p>
          </table:table-cell>
          <table:table-cell table:style-name="ce42" office:value-type="float" office:value="30094.08" calcext:value-type="float">
            <text:p><text:s/>30,0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17.4" calcext:value-type="float">
            <text:p><text:s/>617 <text:s/></text:p>
          </table:table-cell>
          <table:table-cell table:style-name="ce42" office:value-type="float" office:value="1938.24" calcext:value-type="float">
            <text:p><text:s/>1,9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59179.4" calcext:value-type="float">
            <text:p><text:s/>759,179 <text:s/></text:p>
          </table:table-cell>
          <table:table-cell table:style-name="ce43" office:value-type="float" office:value="28155.84" calcext:value-type="float">
            <text:p><text:s/>28,15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26920.76" calcext:value-type="float">
            <text:p><text:s/>426,921 <text:s/></text:p>
          </table:table-cell>
          <table:table-cell table:style-name="ce42" office:value-type="float" office:value="277047.36" calcext:value-type="float">
            <text:p><text:s/>277,0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8693.52" calcext:value-type="float">
            <text:p><text:s/>68,694 <text:s/></text:p>
          </table:table-cell>
          <table:table-cell table:style-name="ce42" office:value-type="float" office:value="206716.8" calcext:value-type="float">
            <text:p><text:s/>206,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337.72" calcext:value-type="float">
            <text:p><text:s/>2,338 <text:s/></text:p>
          </table:table-cell>
          <table:table-cell table:style-name="ce42" office:value-type="float" office:value="5265.6" calcext:value-type="float">
            <text:p><text:s/>5,2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155.52" calcext:value-type="float">
            <text:p><text:s/>6,156 <text:s/></text:p>
          </table:table-cell>
          <table:table-cell table:style-name="ce42" office:value-type="float" office:value="412.8" calcext:value-type="float">
            <text:p><text:s/>4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609.04" calcext:value-type="float">
            <text:p><text:s/>2,60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7879.6" calcext:value-type="float">
            <text:p><text:s/>27,880 <text:s/></text:p>
          </table:table-cell>
          <table:table-cell table:style-name="ce42" office:value-type="float" office:value="1722.24" calcext:value-type="float">
            <text:p><text:s/>1,7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2383.92" calcext:value-type="float">
            <text:p><text:s/>212,384 <text:s/></text:p>
          </table:table-cell>
          <table:table-cell table:style-name="ce42" office:value-type="float" office:value="854.4" calcext:value-type="float">
            <text:p><text:s/>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06861.44" calcext:value-type="float">
            <text:p><text:s/>106,861 <text:s/></text:p>
          </table:table-cell>
          <table:table-cell table:style-name="ce43" office:value-type="float" office:value="62075.52" calcext:value-type="float">
            <text:p><text:s/>62,07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8027.2" calcext:value-type="float">
            <text:p><text:s/>238,027 <text:s/></text:p>
          </table:table-cell>
          <table:table-cell table:style-name="ce42" office:value-type="float" office:value="704239" calcext:value-type="float">
            <text:p><text:s/>704,239 <text:s/></text:p>
          </table:table-cell>
          <table:table-cell table:style-name="ce42" office:value-type="float" office:value="552173.249707456" calcext:value-type="float">
            <text:p><text:s/>552,1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16" calcext:value-type="float">
            <text:p><text:s/>35,916 <text:s/></text:p>
          </table:table-cell>
          <table:table-cell table:style-name="ce42" office:value-type="float" office:value="741074.904" calcext:value-type="float">
            <text:p><text:s/>741,07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8027.2" calcext:value-type="float">
            <text:p><text:s/>238,027 <text:s/></text:p>
          </table:table-cell>
          <table:table-cell table:style-name="ce42" office:value-type="float" office:value="704239" calcext:value-type="float">
            <text:p><text:s/>704,239 <text:s/></text:p>
          </table:table-cell>
          <table:table-cell table:style-name="ce42" office:value-type="float" office:value="552173.249707456" calcext:value-type="float">
            <text:p><text:s/>552,1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16" calcext:value-type="float">
            <text:p><text:s/>35,916 <text:s/></text:p>
          </table:table-cell>
          <table:table-cell table:style-name="ce42" office:value-type="float" office:value="741074.904" calcext:value-type="float">
            <text:p><text:s/>741,07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25801.694691647" calcext:value-type="float">
            <text:p><text:s/>625,802 <text:s/></text:p>
          </table:table-cell>
          <table:table-cell table:style-name="ce42" office:value-type="float" office:value="25271421.4369113" calcext:value-type="float">
            <text:p><text:s/>25,271,4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4867.100998647" calcext:value-type="float">
            <text:p><text:s/>594,867 <text:s/></text:p>
          </table:table-cell>
          <table:table-cell table:style-name="ce42" office:value-type="float" office:value="20440488.1610014" calcext:value-type="float">
            <text:p><text:s/>20,440,4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923.079471" calcext:value-type="float">
            <text:p><text:s/>96,9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934.593693" calcext:value-type="float">
            <text:p><text:s/>30,935 <text:s/></text:p>
          </table:table-cell>
          <table:table-cell table:style-name="ce42" office:value-type="float" office:value="4734010.196439" calcext:value-type="float">
            <text:p><text:s/>4,734,0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3.522363" calcext:value-type="float">
            <text:p><text:s/>3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3.522363" calcext:value-type="float">
            <text:p><text:s/>38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679326.4" calcext:value-type="float">
            <text:p><text:s/>679,32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085246.8383388" calcext:value-type="float">
            <text:p><text:s/>1,085,247 <text:s/></text:p>
          </table:table-cell>
          <table:table-cell table:style-name="ce41" office:value-type="float" office:value="214802.112779999" calcext:value-type="float">
            <text:p><text:s/>214,802 <text:s/></text:p>
          </table:table-cell>
          <table:table-cell table:style-name="ce41" office:value-type="float" office:value="191203.5466" calcext:value-type="float">
            <text:p><text:s/>191,20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598.5661799992" calcext:value-type="float">
            <text:p><text:s/>23,599 <text:s/></text:p>
          </table:table-cell>
          <table:table-cell table:style-name="ce41" office:value-type="float" office:value="870444.7255588" calcext:value-type="float">
            <text:p><text:s/>870,44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5588421.3" calcext:value-type="float">
            <text:p><text:s/>5,588,4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88421.3" calcext:value-type="float">
            <text:p><text:s/>5,588,4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1252.0656" calcext:value-type="float">
            <text:p><text:s/>31,252 <text:s/></text:p>
          </table:table-cell>
          <table:table-cell table:style-name="ce42" office:value-type="float" office:value="-44354.2344" calcext:value-type="float">
            <text:p><text:s/>-44,354 <text:s/></text:p>
          </table:table-cell>
          <table:table-cell table:style-name="ce42" office:value-type="float" office:value="75606.3" calcext:value-type="float">
            <text:p><text:s/>75,6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236495.6344" calcext:value-type="float">
            <text:p><text:s/>6,236,496 <text:s/></text:p>
          </table:table-cell>
          <table:table-cell table:style-name="ce43" office:value-type="float" office:value="723680.6344" calcext:value-type="float">
            <text:p><text:s/>723,681 <text:s/></text:p>
          </table:table-cell>
          <table:table-cell table:style-name="ce43" office:value-type="float" office:value="5512815" calcext:value-type="float">
            <text:p><text:s/>5,512,815 <text:s/></text:p>
          </table:table-cell>
          <table:table-cell table:style-name="ce43" office:value-type="float" office:value="1085246.8383388" calcext:value-type="float">
            <text:p><text:s/>1,085,247 <text:s/></text:p>
          </table:table-cell>
          <table:table-cell table:style-name="ce43" office:value-type="float" office:value="214802.112779999" calcext:value-type="float">
            <text:p><text:s/>214,802 <text:s/></text:p>
          </table:table-cell>
          <table:table-cell table:style-name="ce43" office:value-type="float" office:value="191203.5466" calcext:value-type="float">
            <text:p><text:s/>191,20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598.5661799992" calcext:value-type="float">
            <text:p><text:s/>23,599 <text:s/></text:p>
          </table:table-cell>
          <table:table-cell table:style-name="ce43" office:value-type="float" office:value="870444.7255588" calcext:value-type="float">
            <text:p><text:s/>870,4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5619627" calcext:value-type="float">
            <text:p><text:s/>5,619,6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19627" calcext:value-type="float">
            <text:p><text:s/>5,619,6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3" table:style-name="ce43" office:value-type="float" office:value="0.000000000002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079559.53556009" calcext:value-type="float">
            <text:p><text:s/>4,079,560 <text:s/></text:p>
          </table:table-cell>
          <table:table-cell table:style-name="ce42" office:value-type="float" office:value="124549.184465312" calcext:value-type="float">
            <text:p><text:s/>124,549 <text:s/></text:p>
          </table:table-cell>
          <table:table-cell table:style-name="ce42" office:value-type="float" office:value="3955010.35109477" calcext:value-type="float">
            <text:p><text:s/>3,955,010 <text:s/></text:p>
          </table:table-cell>
          <table:table-cell table:style-name="ce42" office:value-type="float" office:value="766577.273056888" calcext:value-type="float">
            <text:p><text:s/>766,577 <text:s/></text:p>
          </table:table-cell>
          <table:table-cell table:style-name="ce42" office:value-type="float" office:value="70222.8412318671" calcext:value-type="float">
            <text:p><text:s/>70,223 <text:s/></text:p>
          </table:table-cell>
          <table:table-cell table:style-name="ce42" office:value-type="float" office:value="51343.9882878644" calcext:value-type="float">
            <text:p><text:s/>51,3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78.8529440027" calcext:value-type="float">
            <text:p><text:s/>18,879 <text:s/></text:p>
          </table:table-cell>
          <table:table-cell table:style-name="ce42" office:value-type="float" office:value="696354.431825021" calcext:value-type="float">
            <text:p><text:s/>696,3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69422.2" calcext:value-type="float">
            <text:p><text:s/>3,869,4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69422.2" calcext:value-type="float">
            <text:p><text:s/>3,869,4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122370.2344" calcext:value-type="float">
            <text:p><text:s/>122,3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7767.101160086" calcext:value-type="float">
            <text:p><text:s/>87,767 <text:s/></text:p>
          </table:table-cell>
          <table:table-cell table:style-name="ce43" office:value-type="float" office:value="2178.950065312" calcext:value-type="float">
            <text:p><text:s/>2,179 <text:s/></text:p>
          </table:table-cell>
          <table:table-cell table:style-name="ce43" office:value-type="float" office:value="85588.151094774" calcext:value-type="float">
            <text:p><text:s/>85,588 <text:s/></text:p>
          </table:table-cell>
          <table:table-cell table:style-name="ce43" office:value-type="float" office:value="766577.273056888" calcext:value-type="float">
            <text:p><text:s/>766,577 <text:s/></text:p>
          </table:table-cell>
          <table:table-cell table:style-name="ce43" office:value-type="float" office:value="70222.8412318671" calcext:value-type="float">
            <text:p><text:s/>70,223 <text:s/></text:p>
          </table:table-cell>
          <table:table-cell table:style-name="ce43" office:value-type="float" office:value="51343.9882878644" calcext:value-type="float">
            <text:p><text:s/>51,34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878.8529440027" calcext:value-type="float">
            <text:p><text:s/>18,879 <text:s/></text:p>
          </table:table-cell>
          <table:table-cell table:style-name="ce43" office:value-type="float" office:value="696354.431825021" calcext:value-type="float">
            <text:p><text:s/>696,3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535844.5" calcext:value-type="float">
            <text:p><text:s/>5,535,845 <text:s/></text:p>
          </table:table-cell>
          <table:table-cell table:style-name="ce42" office:value-type="float" office:value="500340" calcext:value-type="float">
            <text:p><text:s/>500,340 <text:s/></text:p>
          </table:table-cell>
          <table:table-cell table:style-name="ce42" office:value-type="float" office:value="5035504.5" calcext:value-type="float">
            <text:p><text:s/>5,035,5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5535844.5" calcext:value-type="float">
            <text:p><text:s/>5,535,845 <text:s/></text:p>
          </table:table-cell>
          <table:table-cell table:style-name="ce43" office:value-type="float" office:value="500340" calcext:value-type="float">
            <text:p><text:s/>500,340 <text:s/></text:p>
          </table:table-cell>
          <table:table-cell table:style-name="ce43" office:value-type="float" office:value="5035504.5" calcext:value-type="float">
            <text:p><text:s/>5,035,50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88543.086148988" calcext:value-type="float">
            <text:p><text:s/>488,543 <text:s/></text:p>
          </table:table-cell>
          <table:table-cell table:style-name="ce42" office:value-type="float" office:value="9285.1608" calcext:value-type="float">
            <text:p><text:s/>9,285 <text:s/></text:p>
          </table:table-cell>
          <table:table-cell table:style-name="ce42" office:value-type="float" office:value="479257.925348988" calcext:value-type="float">
            <text:p><text:s/>479,2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88300.325348988" calcext:value-type="float">
            <text:p><text:s/>488,300 <text:s/></text:p>
          </table:table-cell>
          <table:table-cell table:style-name="ce42" office:value-type="float" office:value="9042.4" calcext:value-type="float">
            <text:p><text:s/>9,042 <text:s/></text:p>
          </table:table-cell>
          <table:table-cell table:style-name="ce42" office:value-type="float" office:value="479257.925348988" calcext:value-type="float">
            <text:p><text:s/>479,2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242.7608" calcext:value-type="float">
            <text:p><text:s/>2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584610.51269093" calcext:value-type="float">
            <text:p><text:s/>1,584,611 <text:s/></text:p>
          </table:table-cell>
          <table:table-cell table:style-name="ce44" office:value-type="float" office:value="1090186.28913469" calcext:value-type="float">
            <text:p><text:s/>1,090,186 <text:s/></text:p>
          </table:table-cell>
          <table:table-cell table:style-name="ce44" office:value-type="float" office:value="494424.223556238" calcext:value-type="float">
            <text:p><text:s/>494,424 <text:s/></text:p>
          </table:table-cell>
          <table:table-cell table:style-name="ce44" office:value-type="float" office:value="318669.565281911" calcext:value-type="float">
            <text:p><text:s/>318,670 <text:s/></text:p>
          </table:table-cell>
          <table:table-cell table:style-name="ce44" office:value-type="float" office:value="144579.271548132" calcext:value-type="float">
            <text:p><text:s/>144,579 <text:s/></text:p>
          </table:table-cell>
          <table:table-cell table:style-name="ce44" office:value-type="float" office:value="139859.558312136" calcext:value-type="float">
            <text:p><text:s/>139,86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19.71323599648" calcext:value-type="float">
            <text:p><text:s/>4,720 <text:s/></text:p>
          </table:table-cell>
          <table:table-cell table:style-name="ce44" office:value-type="float" office:value="174090.293733779" calcext:value-type="float">
            <text:p><text:s/>174,09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548519.31269093" calcext:value-type="float">
            <text:p><text:s/>1,548,519 <text:s/></text:p>
          </table:table-cell>
          <table:table-cell table:style-name="ce44" office:value-type="float" office:value="1054095.08913469" calcext:value-type="float">
            <text:p><text:s/>1,054,095 <text:s/></text:p>
          </table:table-cell>
          <table:table-cell table:style-name="ce44" office:value-type="float" office:value="494424.223556238" calcext:value-type="float">
            <text:p><text:s/>494,424 <text:s/></text:p>
          </table:table-cell>
          <table:table-cell table:style-name="ce44" office:value-type="float" office:value="318669.565281911" calcext:value-type="float">
            <text:p><text:s/>318,670 <text:s/></text:p>
          </table:table-cell>
          <table:table-cell table:style-name="ce44" office:value-type="float" office:value="144579.271548132" calcext:value-type="float">
            <text:p><text:s/>144,579 <text:s/></text:p>
          </table:table-cell>
          <table:table-cell table:style-name="ce44" office:value-type="float" office:value="139859.558312136" calcext:value-type="float">
            <text:p><text:s/>139,86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19.71323599648" calcext:value-type="float">
            <text:p><text:s/>4,720 <text:s/></text:p>
          </table:table-cell>
          <table:table-cell table:style-name="ce44" office:value-type="float" office:value="174090.293733779" calcext:value-type="float">
            <text:p><text:s/>174,0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35639.688690926" calcext:value-type="float">
            <text:p><text:s/>735,640 <text:s/></text:p>
          </table:table-cell>
          <table:table-cell table:style-name="ce42" office:value-type="float" office:value="315646.365134688" calcext:value-type="float">
            <text:p><text:s/>315,646 <text:s/></text:p>
          </table:table-cell>
          <table:table-cell table:style-name="ce42" office:value-type="float" office:value="419993.323556238" calcext:value-type="float">
            <text:p><text:s/>419,993 <text:s/></text:p>
          </table:table-cell>
          <table:table-cell table:style-name="ce42" office:value-type="float" office:value="318669.565281911" calcext:value-type="float">
            <text:p><text:s/>318,670 <text:s/></text:p>
          </table:table-cell>
          <table:table-cell table:style-name="ce42" office:value-type="float" office:value="144579.271548132" calcext:value-type="float">
            <text:p><text:s/>144,579 <text:s/></text:p>
          </table:table-cell>
          <table:table-cell table:style-name="ce42" office:value-type="float" office:value="139859.558312136" calcext:value-type="float">
            <text:p><text:s/>139,8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19.71323599648" calcext:value-type="float">
            <text:p><text:s/>4,720 <text:s/></text:p>
          </table:table-cell>
          <table:table-cell table:style-name="ce42" office:value-type="float" office:value="174090.293733779" calcext:value-type="float">
            <text:p><text:s/>174,0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40.8" calcext:value-type="float">
            <text:p><text:s/>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27401.565134688" calcext:value-type="float">
            <text:p><text:s/>27,402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17598.8300981815" calcext:value-type="float">
            <text:p><text:s/>17,5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6060.1" calcext:value-type="float">
            <text:p><text:s/>26,060 <text:s/></text:p>
          </table:table-cell>
          <table:table-cell table:style-name="ce42" office:value-type="float" office:value="24129.6" calcext:value-type="float">
            <text:p><text:s/>24,130 <text:s/></text:p>
          </table:table-cell>
          <table:table-cell table:style-name="ce42" office:value-type="float" office:value="1930.5" calcext:value-type="float">
            <text:p><text:s/>1,9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4912" calcext:value-type="float">
            <text:p><text:s/>4,912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122260.728213954" calcext:value-type="float">
            <text:p><text:s/>122,2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3570.023556238" calcext:value-type="float">
            <text:p><text:s/>53,5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570.023556238" calcext:value-type="float">
            <text:p><text:s/>53,570 <text:s/></text:p>
          </table:table-cell>
          <table:table-cell table:style-name="ce42" office:value-type="float" office:value="18.0526221408" calcext:value-type="float">
            <text:p><text:s/>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.0526221408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3570.023556238" calcext:value-type="float">
            <text:p><text:s/>53,5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570.023556238" calcext:value-type="float">
            <text:p><text:s/>53,570 <text:s/></text:p>
          </table:table-cell>
          <table:table-cell table:style-name="ce42" office:value-type="float" office:value="18.0526221408" calcext:value-type="float">
            <text:p><text:s/>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.0526221408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.0526221408" calcext:value-type="float">
            <text:p>( 1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8.0526221408" calcext:value-type="float">
            <text:p>( 1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3570.023556238" calcext:value-type="float">
            <text:p>( 53,57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3570.023556238" calcext:value-type="float">
            <text:p>( 53,57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4140.8" calcext:value-type="float">
            <text:p><text:s/>4,1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385.9" calcext:value-type="float">
            <text:p><text:s/>2,3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5.9" calcext:value-type="float">
            <text:p><text:s/>2,3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8607" calcext:value-type="float">
            <text:p><text:s/>8,607 <text:s/></text:p>
          </table:table-cell>
          <table:table-cell table:style-name="ce46" office:value-type="float" office:value="1567.2" calcext:value-type="float">
            <text:p><text:s/>1,567 <text:s/></text:p>
          </table:table-cell>
          <table:table-cell table:style-name="ce46" office:value-type="float" office:value="7039.8" calcext:value-type="float">
            <text:p><text:s/>7,04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8815.4" calcext:value-type="float">
            <text:p><text:s/>188,815 <text:s/></text:p>
          </table:table-cell>
          <table:table-cell table:style-name="ce42" office:value-type="float" office:value="159732.8" calcext:value-type="float">
            <text:p><text:s/>159,733 <text:s/></text:p>
          </table:table-cell>
          <table:table-cell table:style-name="ce42" office:value-type="float" office:value="29082.6" calcext:value-type="float">
            <text:p><text:s/>29,0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476.8" calcext:value-type="float">
            <text:p><text:s/>2,4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76.8" calcext:value-type="float">
            <text:p><text:s/>2,4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86338.6" calcext:value-type="float">
            <text:p><text:s/>186,339 <text:s/></text:p>
          </table:table-cell>
          <table:table-cell table:style-name="ce42" office:value-type="float" office:value="159732.8" calcext:value-type="float">
            <text:p><text:s/>159,733 <text:s/></text:p>
          </table:table-cell>
          <table:table-cell table:style-name="ce42" office:value-type="float" office:value="26605.8" calcext:value-type="float">
            <text:p><text:s/>26,6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62790.4" calcext:value-type="float">
            <text:p>( 62,79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7481.6" calcext:value-type="float">
            <text:p>( 47,48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3349.3" calcext:value-type="float">
            <text:p><text:s/>163,349 <text:s/></text:p>
          </table:table-cell>
          <table:table-cell table:style-name="ce42" office:value-type="float" office:value="8775.2" calcext:value-type="float">
            <text:p><text:s/>8,775 <text:s/></text:p>
          </table:table-cell>
          <table:table-cell table:style-name="ce42" office:value-type="float" office:value="154574.1" calcext:value-type="float">
            <text:p><text:s/>154,5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9579.7" calcext:value-type="float">
            <text:p><text:s/>159,580 <text:s/></text:p>
          </table:table-cell>
          <table:table-cell table:style-name="ce42" office:value-type="float" office:value="5005.6" calcext:value-type="float">
            <text:p><text:s/>5,006 <text:s/></text:p>
          </table:table-cell>
          <table:table-cell table:style-name="ce42" office:value-type="float" office:value="154574.1" calcext:value-type="float">
            <text:p><text:s/>154,5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3769.6" calcext:value-type="float">
            <text:p><text:s/>3,7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341.6" calcext:value-type="float">
            <text:p>( 34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9153.2" calcext:value-type="float">
            <text:p><text:s/>19,153 <text:s/></text:p>
          </table:table-cell>
          <table:table-cell table:style-name="ce42" office:value-type="float" office:value="9890.4" calcext:value-type="float">
            <text:p><text:s/>9,890 <text:s/></text:p>
          </table:table-cell>
          <table:table-cell table:style-name="ce42" office:value-type="float" office:value="9262.8" calcext:value-type="float">
            <text:p><text:s/>9,2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255.2" calcext:value-type="float">
            <text:p><text:s/>1,25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02777.4" calcext:value-type="float">
            <text:p><text:s/>202,777 <text:s/></text:p>
          </table:table-cell>
          <table:table-cell table:style-name="ce42" office:value-type="float" office:value="63358.4" calcext:value-type="float">
            <text:p><text:s/>63,358 <text:s/></text:p>
          </table:table-cell>
          <table:table-cell table:style-name="ce42" office:value-type="float" office:value="139419" calcext:value-type="float">
            <text:p><text:s/>139,4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1610.2" calcext:value-type="float">
            <text:p><text:s/>31,610 <text:s/></text:p>
          </table:table-cell>
          <table:table-cell table:style-name="ce42" office:value-type="float" office:value="8881.6" calcext:value-type="float">
            <text:p><text:s/>8,882 <text:s/></text:p>
          </table:table-cell>
          <table:table-cell table:style-name="ce42" office:value-type="float" office:value="22728.6" calcext:value-type="float">
            <text:p><text:s/>22,7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560.8" calcext:value-type="float">
            <text:p><text:s/>1,5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791.954347634" calcext:value-type="float">
            <text:p><text:s/>178,792 <text:s/></text:p>
          </table:table-cell>
          <table:table-cell table:style-name="ce42" office:value-type="float" office:value="4719.71323599648" calcext:value-type="float">
            <text:p><text:s/>4,7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19.71323599648" calcext:value-type="float">
            <text:p><text:s/>4,720 <text:s/></text:p>
          </table:table-cell>
          <table:table-cell table:style-name="ce42" office:value-type="float" office:value="174072.241111638" calcext:value-type="float">
            <text:p><text:s/>174,0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84708.024" calcext:value-type="float">
            <text:p><text:s/>184,708 <text:s/></text:p>
          </table:table-cell>
          <table:table-cell table:style-name="ce42" office:value-type="float" office:value="153567.124" calcext:value-type="float">
            <text:p><text:s/>153,567 <text:s/></text:p>
          </table:table-cell>
          <table:table-cell table:style-name="ce42" office:value-type="float" office:value="31140.9" calcext:value-type="float">
            <text:p><text:s/>31,1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52235.124" calcext:value-type="float">
            <text:p><text:s/>152,235 <text:s/></text:p>
          </table:table-cell>
          <table:table-cell table:style-name="ce42" office:value-type="float" office:value="130879.924" calcext:value-type="float">
            <text:p><text:s/>130,880 <text:s/></text:p>
          </table:table-cell>
          <table:table-cell table:style-name="ce42" office:value-type="float" office:value="21355.2" calcext:value-type="float">
            <text:p><text:s/>21,3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132.7" calcext:value-type="float">
            <text:p><text:s/>30,133 <text:s/></text:p>
          </table:table-cell>
          <table:table-cell table:style-name="ce42" office:value-type="float" office:value="20471.2" calcext:value-type="float">
            <text:p><text:s/>20,471 <text:s/></text:p>
          </table:table-cell>
          <table:table-cell table:style-name="ce42" office:value-type="float" office:value="9661.5" calcext:value-type="float">
            <text:p><text:s/>9,6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340.2" calcext:value-type="float">
            <text:p><text:s/>2,340 <text:s/></text:p>
          </table:table-cell>
          <table:table-cell table:style-name="ce43" office:value-type="float" office:value="2216" calcext:value-type="float">
            <text:p><text:s/>2,216 <text:s/></text:p>
          </table:table-cell>
          <table:table-cell table:style-name="ce43" office:value-type="float" office:value="124.2" calcext:value-type="float">
            <text:p><text:s/>12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28171.6" calcext:value-type="float">
            <text:p><text:s/>628,172 <text:s/></text:p>
          </table:table-cell>
          <table:table-cell table:style-name="ce44" office:value-type="float" office:value="584881.6" calcext:value-type="float">
            <text:p><text:s/>584,882 <text:s/></text:p>
          </table:table-cell>
          <table:table-cell table:style-name="ce44" office:value-type="float" office:value="43290" calcext:value-type="float">
            <text:p><text:s/>43,29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6091.2" calcext:value-type="float">
            <text:p><text:s/>36,0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6091.2" calcext:value-type="float">
            <text:p><text:s/>36,0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518655.325235" calcext:value-type="float">
            <text:p><text:s/>20,518,655 <text:s/></text:p>
          </table:table-cell>
          <table:table-cell table:style-name="ce42" office:value-type="float" office:value="784597" calcext:value-type="float">
            <text:p><text:s/>784,597 <text:s/></text:p>
          </table:table-cell>
          <table:table-cell table:style-name="ce42" office:value-type="float" office:value="19734058.325235" calcext:value-type="float">
            <text:p><text:s/>19,734,058 <text:s/></text:p>
          </table:table-cell>
          <table:table-cell table:style-name="ce42" office:value-type="float" office:value="2309855.318852" calcext:value-type="float">
            <text:p><text:s/>2,309,855 <text:s/></text:p>
          </table:table-cell>
          <table:table-cell table:style-name="ce42" office:value-type="float" office:value="330698.364936" calcext:value-type="float">
            <text:p><text:s/>330,698 <text:s/></text:p>
          </table:table-cell>
          <table:table-cell table:style-name="ce42" office:value-type="float" office:value="234279.364936" calcext:value-type="float">
            <text:p><text:s/>234,2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419" calcext:value-type="float">
            <text:p><text:s/>96,419 <text:s/></text:p>
          </table:table-cell>
          <table:table-cell table:style-name="ce42" office:value-type="float" office:value="1979156.953916" calcext:value-type="float">
            <text:p><text:s/>1,979,1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220696.222" calcext:value-type="float">
            <text:p><text:s/>19,220,6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20696.222" calcext:value-type="float">
            <text:p><text:s/>19,220,6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756479" calcext:value-type="float">
            <text:p><text:s/>756,4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41480.103235" calcext:value-type="float">
            <text:p><text:s/>541,480 <text:s/></text:p>
          </table:table-cell>
          <table:table-cell table:style-name="ce42" office:value-type="float" office:value="28118" calcext:value-type="float">
            <text:p><text:s/>28,118 <text:s/></text:p>
          </table:table-cell>
          <table:table-cell table:style-name="ce42" office:value-type="float" office:value="513362.103235" calcext:value-type="float">
            <text:p><text:s/>513,362 <text:s/></text:p>
          </table:table-cell>
          <table:table-cell table:style-name="ce42" office:value-type="float" office:value="2309855.318852" calcext:value-type="float">
            <text:p><text:s/>2,309,855 <text:s/></text:p>
          </table:table-cell>
          <table:table-cell table:style-name="ce42" office:value-type="float" office:value="330698.364936" calcext:value-type="float">
            <text:p><text:s/>330,698 <text:s/></text:p>
          </table:table-cell>
          <table:table-cell table:style-name="ce42" office:value-type="float" office:value="234279.364936" calcext:value-type="float">
            <text:p><text:s/>234,2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419" calcext:value-type="float">
            <text:p><text:s/>96,419 <text:s/></text:p>
          </table:table-cell>
          <table:table-cell table:style-name="ce42" office:value-type="float" office:value="1979156.953916" calcext:value-type="float">
            <text:p><text:s/>1,979,1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37765.613724" calcext:value-type="float">
            <text:p><text:s/>437,76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2.704" calcext:value-type="float">
            <text:p><text:s/>23 <text:s/></text:p>
          </table:table-cell>
          <table:table-cell table:style-name="ce41" office:value-type="float" office:value="1051.674478" calcext:value-type="float">
            <text:p><text:s/>1,052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247761.67744" calcext:value-type="float">
            <text:p><text:s/>9,247,7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247761.67744" calcext:value-type="float">
            <text:p><text:s/>9,247,762 <text:s/></text:p>
          </table:table-cell>
          <table:table-cell table:style-name="ce43" office:value-type="float" office:value="437765.613724" calcext:value-type="float">
            <text:p><text:s/>437,76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.704" calcext:value-type="float">
            <text:p><text:s/>23 <text:s/></text:p>
          </table:table-cell>
          <table:table-cell table:style-name="ce43" office:value-type="float" office:value="1051.674478" calcext:value-type="float">
            <text:p><text:s/>1,05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5963.599222" calcext:value-type="float">
            <text:p><text:s/>-5,96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247761.67744" calcext:value-type="float">
            <text:p><text:s/>9,247,762 <text:s/></text:p>
          </table:table-cell>
          <table:table-cell table:style-name="ce42" office:value-type="float" office:value="788568.881944" calcext:value-type="float">
            <text:p><text:s/>788,5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.704" calcext:value-type="float">
            <text:p><text:s/>23 <text:s/></text:p>
          </table:table-cell>
          <table:table-cell table:style-name="ce42" office:value-type="float" office:value="1051.674478" calcext:value-type="float">
            <text:p><text:s/>1,0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247761.67744" calcext:value-type="float">
            <text:p><text:s/>9,247,762 <text:s/></text:p>
          </table:table-cell>
          <table:table-cell table:style-name="ce42" office:value-type="float" office:value="788568.881944" calcext:value-type="float">
            <text:p><text:s/>788,5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4.15856" calcext:value-type="float">
            <text:p><text:s/>3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.704" calcext:value-type="float">
            <text:p><text:s/>23 <text:s/></text:p>
          </table:table-cell>
          <table:table-cell table:style-name="ce42" office:value-type="float" office:value="667.515918" calcext:value-type="float">
            <text:p><text:s/>6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803.26822" calcext:value-type="float">
            <text:p><text:s/>350,8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13617.971924" calcext:value-type="float">
            <text:p><text:s/>16,213,61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803.26822" calcext:value-type="float">
            <text:p><text:s/>350,8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13617.971924" calcext:value-type="float">
            <text:p><text:s/>16,213,618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3955.668646" calcext:value-type="float">
            <text:p><text:s/>1,553,95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6.492936" calcext:value-type="float">
            <text:p><text:s/>25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1.953502" calcext:value-type="float">
            <text:p><text:s/>1,70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5439.791538" calcext:value-type="float">
            <text:p><text:s/>305,44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4967.623488" calcext:value-type="float">
            <text:p><text:s/>684,96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313.258" calcext:value-type="float">
            <text:p><text:s/>425,31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845.432812" calcext:value-type="float">
            <text:p><text:s/>90,845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5431.11637" calcext:value-type="float">
            <text:p><text:s/>45,43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97095.799288" calcext:value-type="float">
            <text:p><text:s/>697,09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968530.103212" calcext:value-type="float">
            <text:p><text:s/>13,968,53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968530.103212" calcext:value-type="float">
            <text:p><text:s/>13,968,5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74231.382754" calcext:value-type="float">
            <text:p><text:s/>7,574,2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64.380386" calcext:value-type="float">
            <text:p><text:s/>23,2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4297.957266" calcext:value-type="float">
            <text:p><text:s/>274,2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7305.110018" calcext:value-type="float">
            <text:p><text:s/>727,3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978.634298" calcext:value-type="float">
            <text:p><text:s/>25,9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434.35211" calcext:value-type="float">
            <text:p><text:s/>40,4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949.657076" calcext:value-type="float">
            <text:p><text:s/>307,9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316.42503" calcext:value-type="float">
            <text:p><text:s/>35,3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5204.93995" calcext:value-type="float">
            <text:p><text:s/>1,835,2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4168.413326" calcext:value-type="float">
            <text:p><text:s/>924,1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923.224384" calcext:value-type="float">
            <text:p>( 11,92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788775.338962" calcext:value-type="float">
            <text:p>( 788,77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2750.411914" calcext:value-type="float">
            <text:p><text:s/>642,7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1726.573718" calcext:value-type="float">
            <text:p><text:s/>241,727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6559.540992" calcext:value-type="float">
            <text:p><text:s/>26,5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911.977956" calcext:value-type="float">
            <text:p><text:s/>208,9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607.245876" calcext:value-type="float">
            <text:p><text:s/>67,607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08294.240758" calcext:value-type="float">
            <text:p><text:s/>308,2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4371.953354" calcext:value-type="float">
            <text:p><text:s/>344,3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205.50985" calcext:value-type="float">
            <text:p><text:s/>190,2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166.443504" calcext:value-type="float">
            <text:p><text:s/>154,1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0972.65017" calcext:value-type="float">
            <text:p>( 30,973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57605.867104" calcext:value-type="float">
            <text:p>( 57,60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6897.007396" calcext:value-type="float">
            <text:p><text:s/>1,056,8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3635.297018" calcext:value-type="float">
            <text:p><text:s/>973,6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261.710378" calcext:value-type="float">
            <text:p><text:s/>83,2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5874.435792" calcext:value-type="float">
            <text:p>( 45,87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6499.475336" calcext:value-type="float">
            <text:p><text:s/>376,499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7369.299092" calcext:value-type="float">
            <text:p><text:s/>107,3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8234.231754" calcext:value-type="float">
            <text:p><text:s/>1,378,2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824493.585834" calcext:value-type="float">
            <text:p>( 824,49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328.545568" calcext:value-type="float">
            <text:p><text:s/>142,3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786.176618" calcext:value-type="float">
            <text:p><text:s/>25,7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611.232988" calcext:value-type="float">
            <text:p><text:s/>57,6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847.319064" calcext:value-type="float">
            <text:p><text:s/>183,8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721.22086" calcext:value-type="float">
            <text:p><text:s/>46,72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534.203008" calcext:value-type="float">
            <text:p><text:s/>38,5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534.203008" calcext:value-type="float">
            <text:p><text:s/>38,5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694.169506" calcext:value-type="float">
            <text:p><text:s/>191,6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802.433352" calcext:value-type="float">
            <text:p><text:s/>102,80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8891.736154" calcext:value-type="float">
            <text:p><text:s/>88,89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7634.42097" calcext:value-type="float">
            <text:p><text:s/>3,097,6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0929.094464" calcext:value-type="float">
            <text:p><text:s/>430,9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706.037552" calcext:value-type="float">
            <text:p><text:s/>171,7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870.800872" calcext:value-type="float">
            <text:p><text:s/>66,8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414.063096" calcext:value-type="float">
            <text:p><text:s/>50,4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354.546214" calcext:value-type="float">
            <text:p><text:s/>103,3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705.581326" calcext:value-type="float">
            <text:p><text:s/>87,7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705.357132" calcext:value-type="float">
            <text:p><text:s/>48,7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8416.357672" calcext:value-type="float">
            <text:p><text:s/>528,4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8351.215726" calcext:value-type="float">
            <text:p><text:s/>378,35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31181.366916" calcext:value-type="float">
            <text:p><text:s/>1,231,181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066435.926974" calcext:value-type="float">
            <text:p><text:s/>3,066,4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5486422.4" calcext:value-type="float">
            <text:p><text:s/>35,486,422 <text:s/></text:p>
          </table:table-cell>
          <table:table-cell table:style-name="ce42" office:value-type="float" office:value="9169405.604" calcext:value-type="float">
            <text:p><text:s/>9,169,4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4" calcext:value-type="float">
            <text:p><text:s/>264 <text:s/></text:p>
          </table:table-cell>
          <table:table-cell table:style-name="ce42" office:value-type="float" office:value="12228.773" calcext:value-type="float">
            <text:p><text:s/>12,2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5486422.4" calcext:value-type="float">
            <text:p><text:s/>35,486,422 <text:s/></text:p>
          </table:table-cell>
          <table:table-cell table:style-name="ce42" office:value-type="float" office:value="9169405.604" calcext:value-type="float">
            <text:p><text:s/>9,169,4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66.96" calcext:value-type="float">
            <text:p><text:s/>4,4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" calcext:value-type="float">
            <text:p><text:s/>264 <text:s/></text:p>
          </table:table-cell>
          <table:table-cell table:style-name="ce42" office:value-type="float" office:value="7761.813" calcext:value-type="float">
            <text:p><text:s/>7,7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72989.1" calcext:value-type="float">
            <text:p><text:s/>72,98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12966.6305408" calcext:value-type="float">
            <text:p><text:s/>2,312,967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527413.9556907" calcext:value-type="float">
            <text:p><text:s/>93,527,414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5116.28528428" calcext:value-type="float">
            <text:p><text:s/>4,415,116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7645.16" calcext:value-type="float">
            <text:p><text:s/>2,597,645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4297.6" calcext:value-type="float">
            <text:p><text:s/>1,664,298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5240.026481961" calcext:value-type="float">
            <text:p><text:s/>735,240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2989.1" calcext:value-type="float">
            <text:p><text:s/>72,98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6428081.5144653" calcext:value-type="float">
            <text:p><text:s/>86,428,082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08766.29657" calcext:value-type="float">
            <text:p><text:s/>9,008,766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24" calcext:value-type="float">
            <text:p><text:s/>0 <text:s/></text:p>
          </table:table-cell>
          <table:table-cell table:style-name="ce43" office:value-type="float" office:value="153437.067398" calcext:value-type="float">
            <text:p><text:s/>153,437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893054.4521441" calcext:value-type="float">
            <text:p><text:s/>87,893,054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66343.031" calcext:value-type="float">
            <text:p><text:s/>3,966,343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10424.6817" calcext:value-type="float">
            <text:p><text:s/>3,610,425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767286.6" calcext:value-type="float">
            <text:p><text:s/>39,767,287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502991.255429" calcext:value-type="float">
            <text:p><text:s/>33,502,991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0.219918" calcext:value-type="float">
            <text:p><text:s/>690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0241.4664" calcext:value-type="float">
            <text:p><text:s/>340,241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705077.19769707" calcext:value-type="float">
            <text:p><text:s/>6,705,077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12.1614" calcext:value-type="float">
            <text:p><text:s/>22,212 <text:s/></text:p>
          </table:table-cell>
          <table:table-cell table:style-name="ce42" office:value-type="float" office:value="70628992.039076" calcext:value-type="float">
            <text:p><text:s/>70,628,992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12.1614" calcext:value-type="float">
            <text:p><text:s/>22,212 <text:s/></text:p>
          </table:table-cell>
          <table:table-cell table:style-name="ce42" office:value-type="float" office:value="63022688.7630488" calcext:value-type="float">
            <text:p><text:s/>63,022,689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606303.2760272" calcext:value-type="float">
            <text:p><text:s/>7,606,303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52661.52210519" calcext:value-type="float">
            <text:p><text:s/>5,052,662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3.052936" calcext:value-type="float">
            <text:p><text:s/>903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8801.07" calcext:value-type="float">
            <text:p><text:s/>398,801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2596.525" calcext:value-type="float">
            <text:p><text:s/>442,597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4.788384" calcext:value-type="float">
            <text:p><text:s/>2,155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9592.53935019" calcext:value-type="float">
            <text:p><text:s/>2,959,593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5612.179691" calcext:value-type="float">
            <text:p><text:s/>685,612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313.258" calcext:value-type="float">
            <text:p><text:s/>425,313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845.432812" calcext:value-type="float">
            <text:p><text:s/>90,845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842.675932" calcext:value-type="float">
            <text:p><text:s/>46,843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02568.295268" calcext:value-type="float">
            <text:p><text:s/>702,568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2989.1" calcext:value-type="float">
            <text:p><text:s/>72,989 <text:s/></text:p>
          </table:table-cell>
          <table:table-cell table:style-name="ce44" office:value-type="float" office:value="22212.1614" calcext:value-type="float">
            <text:p><text:s/>22,212 <text:s/></text:p>
          </table:table-cell>
          <table:table-cell table:style-name="ce44" office:value-type="float" office:value="54246585.920056" calcext:value-type="float">
            <text:p><text:s/>54,246,586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2989.1" calcext:value-type="float">
            <text:p><text:s/>72,989 <text:s/></text:p>
          </table:table-cell>
          <table:table-cell table:style-name="ce44" office:value-type="float" office:value="22212.1614" calcext:value-type="float">
            <text:p><text:s/>22,212 <text:s/></text:p>
          </table:table-cell>
          <table:table-cell table:style-name="ce44" office:value-type="float" office:value="41453871.7461755" calcext:value-type="float">
            <text:p><text:s/>41,453,872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12.1614" calcext:value-type="float">
            <text:p><text:s/>22,212 <text:s/></text:p>
          </table:table-cell>
          <table:table-cell table:style-name="ce42" office:value-type="float" office:value="19769488.3814385" calcext:value-type="float">
            <text:p><text:s/>19,769,488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83.980386" calcext:value-type="float">
            <text:p><text:s/>65,184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08.1076" calcext:value-type="float">
            <text:p><text:s/>14,808 <text:s/></text:p>
          </table:table-cell>
          <table:table-cell table:style-name="ce42" office:value-type="float" office:value="714276.711872889" calcext:value-type="float">
            <text:p><text:s/>714,277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04.0538" calcext:value-type="float">
            <text:p><text:s/>7,404 <text:s/></text:p>
          </table:table-cell>
          <table:table-cell table:style-name="ce42" office:value-type="float" office:value="1991888.17377578" calcext:value-type="float">
            <text:p><text:s/>1,991,888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687.893563" calcext:value-type="float">
            <text:p><text:s/>62,688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26.035514" calcext:value-type="float">
            <text:p><text:s/>46,926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1044.64842688" calcext:value-type="float">
            <text:p><text:s/>1,091,045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077.971347" calcext:value-type="float">
            <text:p><text:s/>41,078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44616.87123479" calcext:value-type="float">
            <text:p><text:s/>5,444,617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27309.43414165" calcext:value-type="float">
            <text:p><text:s/>3,627,309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76989.358005314" calcext:value-type="float">
            <text:p>( 976,989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26850.22615634" calcext:value-type="float">
            <text:p>( 2,526,850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2978.08908032" calcext:value-type="float">
            <text:p><text:s/>1,092,978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9172.443952811" calcext:value-type="float">
            <text:p><text:s/>579,172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45156.90406" calcext:value-type="float">
            <text:p><text:s/>145,157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9744.09709" calcext:value-type="float">
            <text:p><text:s/>569,744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377.171024" calcext:value-type="float">
            <text:p><text:s/>113,377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02151.251396" calcext:value-type="float">
            <text:p><text:s/>502,151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7408.674006" calcext:value-type="float">
            <text:p><text:s/>2,357,409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8138.814981" calcext:value-type="float">
            <text:p><text:s/>1,688,139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9269.859025" calcext:value-type="float">
            <text:p><text:s/>669,270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7135.460068" calcext:value-type="float">
            <text:p>( 107,135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12198.269589" calcext:value-type="float">
            <text:p>( 112,198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1594.43056" calcext:value-type="float">
            <text:p><text:s/>3,061,594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7220.349855" calcext:value-type="float">
            <text:p><text:s/>2,867,220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374.080705" calcext:value-type="float">
            <text:p><text:s/>194,374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8551.299582" calcext:value-type="float">
            <text:p>( 68,551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626.701628" calcext:value-type="float">
            <text:p><text:s/>496,627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97421.492679" calcext:value-type="float">
            <text:p><text:s/>397,421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2533.30380107" calcext:value-type="float">
            <text:p><text:s/>1,762,53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24493.585834" calcext:value-type="float">
            <text:p>( 824,494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730.528864" calcext:value-type="float">
            <text:p><text:s/>219,731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86.176618" calcext:value-type="float">
            <text:p><text:s/>25,786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5638.069437" calcext:value-type="float">
            <text:p><text:s/>245,638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4215.33443813" calcext:value-type="float">
            <text:p><text:s/>364,215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558.863777" calcext:value-type="float">
            <text:p><text:s/>195,559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36558.033049" calcext:value-type="float">
            <text:p><text:s/>11,236,558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6530.8" calcext:value-type="float">
            <text:p><text:s/>276,531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54583.350041" calcext:value-type="float">
            <text:p><text:s/>10,454,583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61.883008" calcext:value-type="float">
            <text:p><text:s/>76,462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8982" calcext:value-type="float">
            <text:p><text:s/>428,982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1684.983039" calcext:value-type="float">
            <text:p><text:s/>981,685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458.006885" calcext:value-type="float">
            <text:p><text:s/>105,458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76226.976154" calcext:value-type="float">
            <text:p><text:s/>876,227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189.673" calcext:value-type="float">
            <text:p><text:s/>2,1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98145.396593" calcext:value-type="float">
            <text:p><text:s/>4,298,145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0929.094464" calcext:value-type="float">
            <text:p><text:s/>430,929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4531.409481" calcext:value-type="float">
            <text:p><text:s/>704,531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541.270872" calcext:value-type="float">
            <text:p><text:s/>74,541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990.255582" calcext:value-type="float">
            <text:p><text:s/>56,990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868.966214" calcext:value-type="float">
            <text:p><text:s/>111,869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014.600055" calcext:value-type="float">
            <text:p><text:s/>118,015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05.357132" calcext:value-type="float">
            <text:p><text:s/>48,705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8416.357672" calcext:value-type="float">
            <text:p><text:s/>528,416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89.673" calcext:value-type="float">
            <text:p><text:s/>2,1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9143.187119" calcext:value-type="float">
            <text:p><text:s/>819,143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05004.898002" calcext:value-type="float">
            <text:p><text:s/>1,405,005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0799.427" calcext:value-type="float">
            <text:p><text:s/>70,79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167994.952056" calcext:value-type="float">
            <text:p><text:s/>5,167,995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92714.1738805" calcext:value-type="float">
            <text:p><text:s/>12,792,714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92714.1738805" calcext:value-type="float">
            <text:p><text:s/>12,792,714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250767.450173" calcext:value-type="float">
            <text:p>( 10,250,767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530476.533978" calcext:value-type="float">
            <text:p><text:s/>188,530,477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074518.721" calcext:value-type="float">
            <text:p><text:s/>156,074,519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25.813" calcext:value-type="float">
            <text:p><text:s/>8,026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8958.999997" calcext:value-type="float">
            <text:p><text:s/>1,498,959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948972.999981" calcext:value-type="float">
            <text:p><text:s/>30,948,973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591" calcext:value-type="float">
            <text:p><text:s/>294,591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4591" calcext:value-type="float">
            <text:p><text:s/>294,591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